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12269" draw:textarea-horizontal-align="justify" draw:textarea-vertical-align="middle" draw:auto-grow-height="false" fo:min-height="21.975cm" fo:min-width="44.5cm" loext:decorative="false"/>
    </style:style>
    <style:style style:name="gr2" style:family="graphic" style:parent-style-name="standard">
      <style:graphic-properties draw:stroke="none" draw:fill="gradient" draw:fill-gradient-name="Gradient_20_27" draw:textarea-horizontal-align="justify" draw:textarea-vertical-align="middle" draw:auto-grow-height="false" fo:min-height="21.975cm" fo:min-width="34.5cm" loext:decorative="false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draw:stroke="none" svg:stroke-width="0.007cm" draw:fill-color="#99a6c3" draw:textarea-horizontal-align="justify" draw:textarea-vertical-align="middle" draw:auto-grow-height="false" fo:min-height="0cm" fo:min-width="0cm" fo:wrap-option="wrap" loext:decorative="false"/>
    </style:style>
    <style:style style:name="gr5" style:family="graphic" style:parent-style-name="standard">
      <style:graphic-properties draw:stroke="none" svg:stroke-width="0.007cm" draw:fill-color="#99a6c3" draw:textarea-horizontal-align="justify" draw:textarea-vertical-align="middle" draw:auto-grow-height="false" fo:min-height="0cm" fo:min-width="0.097cm" fo:wrap-option="wrap" loext:decorative="false"/>
    </style:style>
    <style:style style:name="gr6" style:family="graphic" style:parent-style-name="standard">
      <style:graphic-properties draw:stroke="none" svg:stroke-width="0.007cm" draw:fill-color="#99a6c3" draw:textarea-horizontal-align="justify" draw:textarea-vertical-align="middle" draw:auto-grow-height="false" fo:min-height="0cm" fo:min-width="0.083cm" loext:decorative="false"/>
    </style:style>
    <style:style style:name="gr7" style:family="graphic">
      <style:graphic-properties loext:decorative="false"/>
    </style:style>
    <style:style style:name="gr8" style:family="graphic" style:parent-style-name="standard">
      <style:graphic-properties draw:stroke="none" svg:stroke-width="0.007cm" svg:stroke-color="#ffffff" draw:marker-start-width="0.23cm" draw:marker-end-width="0.23cm" draw:fill="solid" draw:fill-color="#012269" draw:textarea-vertical-align="middle" fo:padding-top="0.135cm" fo:padding-bottom="0.135cm" fo:padding-left="0.26cm" fo:padding-right="0.26cm" loext:decorative="false"/>
    </style:style>
    <style:style style:name="gr9" style:family="graphic" style:parent-style-name="standard">
      <style:graphic-properties draw:stroke="none" svg:stroke-width="0.007cm" svg:stroke-color="#ffffff" draw:marker-start-width="0.245cm" draw:marker-end-width="0.245cm" draw:fill="solid" draw:fill-color="#012269" draw:textarea-vertical-align="middle" fo:padding-top="0.135cm" fo:padding-bottom="0.135cm" fo:padding-left="0.26cm" fo:padding-right="0.26cm" loext:decorative="false"/>
    </style:style>
    <style:style style:name="gr10" style:family="graphic" style:parent-style-name="objectwithoutfill">
      <style:graphic-properties svg:stroke-width="0.007cm" svg:stroke-color="#012269" draw:marker-start-width="0.275cm" draw:marker-end-width="0.275cm" draw:fill="none" draw:textarea-vertical-align="middle" fo:padding-top="0.128cm" fo:padding-bottom="0.128cm" fo:padding-left="0.253cm" fo:padding-right="0.253cm" loext:decorative="false"/>
    </style:style>
    <style:style style:name="gr11" style:family="graphic" style:parent-style-name="standard">
      <style:graphic-properties draw:stroke="none" draw:fill-color="#99a6c3" draw:textarea-horizontal-align="justify" draw:textarea-vertical-align="middle" draw:auto-grow-height="false" fo:min-height="1.063cm" fo:min-width="0.571cm" fo:wrap-option="wrap" loext:decorative="false"/>
    </style:style>
    <style:style style:name="gr12" style:family="graphic" style:parent-style-name="standard">
      <style:graphic-properties draw:stroke="none" draw:fill-color="#99a6c3" draw:textarea-horizontal-align="justify" draw:textarea-vertical-align="middle" draw:auto-grow-height="false" fo:min-height="0.821cm" fo:min-width="3.36cm" fo:wrap-option="wrap" loext:decorative="false"/>
    </style:style>
    <style:style style:name="gr13" style:family="graphic" style:parent-style-name="standard">
      <style:graphic-properties draw:stroke="none" draw:fill-color="#99a6c3" draw:textarea-horizontal-align="justify" draw:textarea-vertical-align="middle" draw:auto-grow-height="false" fo:min-height="0.889cm" fo:min-width="3.259cm" loext:decorative="false"/>
    </style:style>
    <style:style style:name="gr14" style:family="graphic" style:parent-style-name="standard">
      <style:graphic-properties draw:stroke="none" svg:stroke-width="0.02cm" svg:stroke-color="#ffffff" draw:marker-start-width="0.23cm" draw:marker-end-width="0.23cm" draw:fill="solid" draw:fill-color="#012269" draw:textarea-vertical-align="middle" fo:padding-top="0.135cm" fo:padding-bottom="0.135cm" fo:padding-left="0.26cm" fo:padding-right="0.26cm" loext:decorative="false"/>
    </style:style>
    <style:style style:name="gr15" style:family="graphic" style:parent-style-name="standard">
      <style:graphic-properties draw:stroke="none" svg:stroke-width="0.02cm" svg:stroke-color="#ffffff" draw:marker-start-width="0.245cm" draw:marker-end-width="0.245cm" draw:fill="solid" draw:fill-color="#012269" draw:textarea-vertical-align="middle" fo:padding-top="0.135cm" fo:padding-bottom="0.135cm" fo:padding-left="0.26cm" fo:padding-right="0.26cm" loext:decorative="false"/>
    </style:style>
    <style:style style:name="gr16" style:family="graphic" style:parent-style-name="objectwithoutfill">
      <style:graphic-properties svg:stroke-width="0.05cm" svg:stroke-color="#012269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17" style:family="graphic" style:parent-style-name="standard">
      <style:graphic-properties draw:stroke="none" draw:fill-color="#99a6c3" draw:textarea-horizontal-align="justify" draw:textarea-vertical-align="middle" draw:auto-grow-height="false" fo:min-height="0.602cm" fo:min-width="0.195cm" fo:wrap-option="wrap" loext:decorative="false"/>
    </style:style>
    <style:style style:name="gr18" style:family="graphic" style:parent-style-name="standard">
      <style:graphic-properties draw:stroke="none" draw:fill-color="#99a6c3" draw:textarea-horizontal-align="justify" draw:textarea-vertical-align="middle" draw:auto-grow-height="false" fo:min-height="0.445cm" fo:min-width="2.008cm" fo:wrap-option="wrap" loext:decorative="false"/>
    </style:style>
    <style:style style:name="gr19" style:family="graphic" style:parent-style-name="standard">
      <style:graphic-properties draw:stroke="none" draw:fill-color="#99a6c3" draw:textarea-horizontal-align="justify" draw:textarea-vertical-align="middle" draw:auto-grow-height="false" fo:min-height="0.49cm" fo:min-width="1.944cm" loext:decorative="false"/>
    </style:style>
    <style:style style:name="gr20" style:family="graphic" style:parent-style-name="standard">
      <style:graphic-properties draw:stroke="none" svg:stroke-width="0.028cm" draw:fill-color="#99a6c3" draw:textarea-horizontal-align="justify" draw:textarea-vertical-align="middle" draw:auto-grow-height="false" fo:min-height="0.448cm" fo:min-width="0.07cm" fo:wrap-option="wrap" loext:decorative="false"/>
    </style:style>
    <style:style style:name="gr21" style:family="graphic" style:parent-style-name="standard">
      <style:graphic-properties draw:stroke="none" svg:stroke-width="0.028cm" draw:fill-color="#99a6c3" draw:textarea-horizontal-align="justify" draw:textarea-vertical-align="middle" draw:auto-grow-height="false" fo:min-height="0.319cm" fo:min-width="1.552cm" fo:wrap-option="wrap" loext:decorative="false"/>
    </style:style>
    <style:style style:name="gr22" style:family="graphic" style:parent-style-name="standard">
      <style:graphic-properties draw:stroke="none" svg:stroke-width="0.028cm" draw:fill-color="#99a6c3" draw:textarea-horizontal-align="justify" draw:textarea-vertical-align="middle" draw:auto-grow-height="false" fo:min-height="0.355cm" fo:min-width="1.499cm" loext:decorative="false"/>
    </style:style>
    <style:style style:name="gr23" style:family="graphic" style:parent-style-name="standard">
      <style:graphic-properties draw:stroke="none" svg:stroke-width="0.028cm" svg:stroke-color="#ffffff" draw:marker-start-width="0.23cm" draw:marker-end-width="0.23cm" draw:fill="solid" draw:fill-color="#012269" draw:textarea-vertical-align="middle" fo:padding-top="0.135cm" fo:padding-bottom="0.135cm" fo:padding-left="0.26cm" fo:padding-right="0.26cm" loext:decorative="false"/>
    </style:style>
    <style:style style:name="gr24" style:family="graphic" style:parent-style-name="standard">
      <style:graphic-properties draw:stroke="none" svg:stroke-width="0.028cm" svg:stroke-color="#ffffff" draw:marker-start-width="0.245cm" draw:marker-end-width="0.245cm" draw:fill="solid" draw:fill-color="#012269" draw:textarea-vertical-align="middle" fo:padding-top="0.135cm" fo:padding-bottom="0.135cm" fo:padding-left="0.26cm" fo:padding-right="0.26cm" loext:decorative="false"/>
    </style:style>
    <style:style style:name="gr25" style:family="graphic" style:parent-style-name="objectwithoutfill">
      <style:graphic-properties svg:stroke-width="0.028cm" svg:stroke-color="#012269" draw:marker-start-width="0.275cm" draw:marker-end-width="0.275cm" draw:fill="none" draw:textarea-vertical-align="middle" fo:padding-top="0.139cm" fo:padding-bottom="0.139cm" fo:padding-left="0.264cm" fo:padding-right="0.264cm" loext:decorative="false"/>
    </style:style>
    <style:style style:name="gr26" style:family="graphic" style:parent-style-name="standard">
      <style:graphic-properties draw:stroke="none" svg:stroke-width="0.018cm" draw:fill-color="#99a6c3" draw:textarea-horizontal-align="justify" draw:textarea-vertical-align="middle" draw:auto-grow-height="false" fo:min-height="0.279cm" fo:min-width="0cm" fo:wrap-option="wrap" loext:decorative="false"/>
    </style:style>
    <style:style style:name="gr27" style:family="graphic" style:parent-style-name="standard">
      <style:graphic-properties draw:stroke="none" svg:stroke-width="0.018cm" draw:fill-color="#99a6c3" draw:textarea-horizontal-align="justify" draw:textarea-vertical-align="middle" draw:auto-grow-height="false" fo:min-height="0.181cm" fo:min-width="1.054cm" fo:wrap-option="wrap" loext:decorative="false"/>
    </style:style>
    <style:style style:name="gr28" style:family="graphic" style:parent-style-name="standard">
      <style:graphic-properties draw:stroke="none" svg:stroke-width="0.018cm" draw:fill-color="#99a6c3" draw:textarea-horizontal-align="justify" draw:textarea-vertical-align="middle" draw:auto-grow-height="false" fo:min-height="0.208cm" fo:min-width="1.014cm" loext:decorative="false"/>
    </style:style>
    <style:style style:name="gr29" style:family="graphic" style:parent-style-name="standard">
      <style:graphic-properties draw:stroke="none" svg:stroke-width="0.018cm" svg:stroke-color="#ffffff" draw:marker-start-width="0.23cm" draw:marker-end-width="0.23cm" draw:fill="solid" draw:fill-color="#012269" draw:textarea-vertical-align="middle" fo:padding-top="0.135cm" fo:padding-bottom="0.135cm" fo:padding-left="0.26cm" fo:padding-right="0.26cm" loext:decorative="false"/>
    </style:style>
    <style:style style:name="gr30" style:family="graphic" style:parent-style-name="standard">
      <style:graphic-properties draw:stroke="none" svg:stroke-width="0.018cm" svg:stroke-color="#ffffff" draw:marker-start-width="0.245cm" draw:marker-end-width="0.245cm" draw:fill="solid" draw:fill-color="#012269" draw:textarea-vertical-align="middle" fo:padding-top="0.135cm" fo:padding-bottom="0.135cm" fo:padding-left="0.26cm" fo:padding-right="0.26cm" loext:decorative="false"/>
    </style:style>
    <style:style style:name="gr31" style:family="graphic" style:parent-style-name="objectwithoutfill">
      <style:graphic-properties svg:stroke-width="0.018cm" svg:stroke-color="#012269" draw:marker-start-width="0.275cm" draw:marker-end-width="0.275cm" draw:fill="none" draw:textarea-vertical-align="middle" fo:padding-top="0.134cm" fo:padding-bottom="0.134cm" fo:padding-left="0.259cm" fo:padding-right="0.259cm" loext:decorative="false"/>
    </style:style>
    <style:style style:name="P1" style:family="paragraph">
      <loext:graphic-properties draw:fill-color="#012269"/>
      <style:paragraph-properties fo:text-align="center"/>
    </style:style>
    <style:style style:name="P2" style:family="paragraph">
      <loext:graphic-properties draw:fill="gradient" draw:fill-gradient-name="Gradient_20_27"/>
      <style:paragraph-properties fo:text-align="center"/>
    </style:style>
    <style:style style:name="P3" style:family="paragraph">
      <loext:graphic-properties draw:fill-color="#99a6c3"/>
      <style:paragraph-properties fo:text-align="center"/>
    </style:style>
    <style:style style:name="P4" style:family="paragraph">
      <loext:graphic-properties draw:fill="solid" draw:fill-color="#012269"/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5cm" svg:height="22.225cm" svg:x="3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5cm" svg:height="22.225cm" svg:x="13cm" svg:y="10cm">
          <text:p/>
          <draw:enhanced-geometry svg:viewBox="0 0 21600 21600" draw:type="rectangle" draw:enhanced-path="M 0 0 L 21600 0 21600 21600 0 21600 0 0 Z N"/>
        </draw:custom-shape>
        <draw:g draw:style-name="gr3">
          <draw:g draw:style-name="gr3">
            <draw:custom-shape draw:style-name="gr4" draw:text-style-name="P3" draw:layer="layout" svg:width="0.187cm" svg:height="0.225cm" svg:x="43.581cm" svg:y="27.975cm">
              <text:p/>
              <draw:enhanced-geometry svg:viewBox="0 0 21600 21600" draw:path-stretchpoint-x="10800" draw:path-stretchpoint-y="10800" draw:text-areas="?f3 ?f4 ?f5 ?f6" draw:type="round-rectangle" draw:modifiers="4315.684315684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3" draw:layer="layout" svg:width="0.619cm" svg:height="0.187cm" svg:x="43.581cm" svg:y="27.9cm">
              <text:p/>
              <draw:enhanced-geometry svg:viewBox="0 0 21600 21600" draw:path-stretchpoint-x="10800" draw:path-stretchpoint-y="10800" draw:text-areas="?f3 ?f4 ?f5 ?f6" draw:type="round-rectangle" draw:modifiers="4315.684315684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3" draw:layer="layout" svg:width="0.582cm" svg:height="0.262cm" svg:x="43.618cm" svg:y="27.938cm">
              <text:p/>
              <draw:enhanced-geometry svg:viewBox="0 0 21600 21600" draw:glue-points="10800 0 0 10800 10800 21600 21600 10800" draw:text-areas="0 0 21600 ?f11" draw:type="paper" draw:modifiers="14033.7874659401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</draw:g>
          <draw:g draw:style-name="gr7">
            <draw:polygon draw:style-name="gr8" draw:text-style-name="P4" draw:layer="layout" svg:width="0.111cm" svg:height="0.149cm" svg:x="43.618cm" svg:y="27.975cm" svg:viewBox="0 0 112 150" draw:points="0,0 112,0 112,37 94,37 94,56 112,56 112,150 0,150 0,56 19,56 19,37 0,37">
              <text:p/>
            </draw:polygon>
            <draw:polygon draw:style-name="gr9" draw:text-style-name="P4" draw:layer="layout" svg:width="0.111cm" svg:height="0.149cm" svg:x="43.843cm" svg:y="27.975cm" svg:viewBox="0 0 112 150" draw:points="0,0 112,0 112,37 94,37 94,56 112,56 112,150 0,150 0,56 19,56 19,37 0,37">
              <text:p/>
            </draw:polygon>
            <draw:polygon draw:style-name="gr9" draw:text-style-name="P4" draw:layer="layout" svg:width="0.111cm" svg:height="0.149cm" svg:x="44.05cm" svg:y="27.937cm" svg:viewBox="0 0 112 150" draw:points="0,0 112,0 112,37 94,37 94,56 112,56 112,150 0,150 0,56 19,56 19,37 0,37">
              <text:p/>
            </draw:polygon>
            <draw:line draw:style-name="gr10" draw:text-style-name="P5" draw:layer="layout" svg:x1="43.717cm" svg:y1="27.994cm" svg:x2="43.867cm" svg:y2="27.994cm">
              <text:p/>
            </draw:line>
            <draw:line draw:style-name="gr10" draw:text-style-name="P5" draw:layer="layout" svg:x1="43.717cm" svg:y1="28.05cm" svg:x2="43.867cm" svg:y2="28.05cm">
              <text:p/>
            </draw:line>
            <draw:line draw:style-name="gr10" draw:text-style-name="P5" draw:layer="layout" svg:x1="43.717cm" svg:y1="28.087cm" svg:x2="43.867cm" svg:y2="28.087cm">
              <text:p/>
            </draw:line>
            <draw:line draw:style-name="gr10" draw:text-style-name="P5" draw:layer="layout" svg:x1="43.717cm" svg:y1="28.069cm" svg:x2="43.867cm" svg:y2="28.069cm">
              <text:p/>
            </draw:line>
            <draw:polyline draw:style-name="gr10" draw:text-style-name="P5" draw:layer="layout" svg:width="0.141cm" svg:height="0.036cm" svg:x="43.945cm" svg:y="28.012cm" svg:viewBox="0 0 142 37" draw:points="0,37 37,37 37,0 142,0">
              <text:p/>
            </draw:polyline>
            <draw:polyline draw:style-name="gr10" draw:text-style-name="P5" draw:layer="layout" svg:width="0.16cm" svg:height="0.036cm" svg:x="43.945cm" svg:y="28.031cm" svg:viewBox="0 0 161 37" draw:points="0,37 56,37 56,0 161,0">
              <text:p/>
            </draw:polyline>
            <draw:polyline draw:style-name="gr10" draw:text-style-name="P5" draw:layer="layout" svg:width="0.366cm" svg:height="0.036cm" svg:x="43.72cm" svg:y="27.956cm" svg:viewBox="0 0 367 37" draw:points="0,37 75,37 75,0 367,0">
              <text:p/>
            </draw:polyline>
          </draw:g>
        </draw:g>
        <draw:g draw:style-name="gr3">
          <draw:g draw:style-name="gr3">
            <draw:custom-shape draw:style-name="gr4" draw:text-style-name="P3" draw:layer="layout" svg:width="0.187cm" svg:height="0.225cm" svg:x="42.581cm" svg:y="21.275cm">
              <text:p/>
              <draw:enhanced-geometry svg:viewBox="0 0 21600 21600" draw:path-stretchpoint-x="10800" draw:path-stretchpoint-y="10800" draw:text-areas="?f3 ?f4 ?f5 ?f6" draw:type="round-rectangle" draw:modifiers="4315.684315684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3" draw:layer="layout" svg:width="0.619cm" svg:height="0.187cm" svg:x="42.581cm" svg:y="21.2cm">
              <text:p/>
              <draw:enhanced-geometry svg:viewBox="0 0 21600 21600" draw:path-stretchpoint-x="10800" draw:path-stretchpoint-y="10800" draw:text-areas="?f3 ?f4 ?f5 ?f6" draw:type="round-rectangle" draw:modifiers="4315.684315684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3" draw:layer="layout" svg:width="0.582cm" svg:height="0.262cm" svg:x="42.618cm" svg:y="21.238cm">
              <text:p/>
              <draw:enhanced-geometry svg:viewBox="0 0 21600 21600" draw:glue-points="10800 0 0 10800 10800 21600 21600 10800" draw:text-areas="0 0 21600 ?f11" draw:type="paper" draw:modifiers="14033.7874659401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</draw:g>
          <draw:g draw:style-name="gr7">
            <draw:polygon draw:style-name="gr8" draw:text-style-name="P4" draw:layer="layout" svg:width="0.111cm" svg:height="0.149cm" svg:x="42.618cm" svg:y="21.275cm" svg:viewBox="0 0 112 150" draw:points="0,0 112,0 112,37 94,37 94,56 112,56 112,150 0,150 0,56 19,56 19,37 0,37">
              <text:p/>
            </draw:polygon>
            <draw:polygon draw:style-name="gr9" draw:text-style-name="P4" draw:layer="layout" svg:width="0.111cm" svg:height="0.149cm" svg:x="42.843cm" svg:y="21.275cm" svg:viewBox="0 0 112 150" draw:points="0,0 112,0 112,37 94,37 94,56 112,56 112,150 0,150 0,56 19,56 19,37 0,37">
              <text:p/>
            </draw:polygon>
            <draw:polygon draw:style-name="gr9" draw:text-style-name="P4" draw:layer="layout" svg:width="0.111cm" svg:height="0.149cm" svg:x="43.05cm" svg:y="21.237cm" svg:viewBox="0 0 112 150" draw:points="0,0 112,0 112,37 94,37 94,56 112,56 112,150 0,150 0,56 19,56 19,37 0,37">
              <text:p/>
            </draw:polygon>
            <draw:line draw:style-name="gr10" draw:text-style-name="P5" draw:layer="layout" svg:x1="42.717cm" svg:y1="21.294cm" svg:x2="42.867cm" svg:y2="21.294cm">
              <text:p/>
            </draw:line>
            <draw:line draw:style-name="gr10" draw:text-style-name="P5" draw:layer="layout" svg:x1="42.717cm" svg:y1="21.35cm" svg:x2="42.867cm" svg:y2="21.35cm">
              <text:p/>
            </draw:line>
            <draw:line draw:style-name="gr10" draw:text-style-name="P5" draw:layer="layout" svg:x1="42.717cm" svg:y1="21.387cm" svg:x2="42.867cm" svg:y2="21.387cm">
              <text:p/>
            </draw:line>
            <draw:line draw:style-name="gr10" draw:text-style-name="P5" draw:layer="layout" svg:x1="42.717cm" svg:y1="21.369cm" svg:x2="42.867cm" svg:y2="21.369cm">
              <text:p/>
            </draw:line>
            <draw:polyline draw:style-name="gr10" draw:text-style-name="P5" draw:layer="layout" svg:width="0.141cm" svg:height="0.036cm" svg:x="42.945cm" svg:y="21.312cm" svg:viewBox="0 0 142 37" draw:points="0,37 37,37 37,0 142,0">
              <text:p/>
            </draw:polyline>
            <draw:polyline draw:style-name="gr10" draw:text-style-name="P5" draw:layer="layout" svg:width="0.16cm" svg:height="0.036cm" svg:x="42.945cm" svg:y="21.331cm" svg:viewBox="0 0 161 37" draw:points="0,37 56,37 56,0 161,0">
              <text:p/>
            </draw:polyline>
            <draw:polyline draw:style-name="gr10" draw:text-style-name="P5" draw:layer="layout" svg:width="0.366cm" svg:height="0.036cm" svg:x="42.72cm" svg:y="21.256cm" svg:viewBox="0 0 367 37" draw:points="0,37 75,37 75,0 367,0">
              <text:p/>
            </draw:polyline>
          </draw:g>
        </draw:g>
        <draw:g draw:style-name="gr3">
          <draw:g draw:style-name="gr3">
            <draw:custom-shape draw:style-name="gr11" draw:text-style-name="P3" draw:layer="layout" svg:width="1.211cm" svg:height="1.453cm" svg:x="26.8cm" svg:y="15.885cm">
              <text:p/>
              <draw:enhanced-geometry svg:viewBox="0 0 21600 21600" draw:path-stretchpoint-x="10800" draw:path-stretchpoint-y="10800" draw:text-areas="?f3 ?f4 ?f5 ?f6" draw:type="round-rectangle" draw:modifiers="4315.684315684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" draw:text-style-name="P3" draw:layer="layout" svg:width="4cm" svg:height="1.211cm" svg:x="26.8cm" svg:y="15.4cm">
              <text:p/>
              <draw:enhanced-geometry svg:viewBox="0 0 21600 21600" draw:path-stretchpoint-x="10800" draw:path-stretchpoint-y="10800" draw:text-areas="?f3 ?f4 ?f5 ?f6" draw:type="round-rectangle" draw:modifiers="4315.684315684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3" draw:text-style-name="P3" draw:layer="layout" svg:width="3.758cm" svg:height="1.696cm" svg:x="27.042cm" svg:y="15.642cm">
              <text:p/>
              <draw:enhanced-geometry svg:viewBox="0 0 21600 21600" draw:glue-points="10800 0 0 10800 10800 21600 21600 10800" draw:text-areas="0 0 21600 ?f11" draw:type="paper" draw:modifiers="14033.7874659401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</draw:g>
          <draw:g draw:style-name="gr7">
            <draw:polygon draw:style-name="gr14" draw:text-style-name="P4" draw:layer="layout" svg:width="0.726cm" svg:height="0.968cm" svg:x="27.042cm" svg:y="15.885cm" svg:viewBox="0 0 727 969" draw:points="0,0 727,0 727,242 606,242 606,363 727,363 727,969 0,969 0,363 121,363 121,242 0,242">
              <text:p/>
            </draw:polygon>
            <draw:polygon draw:style-name="gr15" draw:text-style-name="P4" draw:layer="layout" svg:width="0.726cm" svg:height="0.968cm" svg:x="28.496cm" svg:y="15.885cm" svg:viewBox="0 0 727 969" draw:points="0,0 727,0 727,242 606,242 606,363 727,363 727,969 0,969 0,363 121,363 121,242 0,242">
              <text:p/>
            </draw:polygon>
            <draw:polygon draw:style-name="gr15" draw:text-style-name="P4" draw:layer="layout" svg:width="0.726cm" svg:height="0.968cm" svg:x="29.828cm" svg:y="15.642cm" svg:viewBox="0 0 727 969" draw:points="0,0 727,0 727,242 606,242 606,363 727,363 727,969 0,969 0,363 121,363 121,242 0,242">
              <text:p/>
            </draw:polygon>
            <draw:line draw:style-name="gr16" draw:text-style-name="P5" draw:layer="layout" svg:x1="27.676cm" svg:y1="16.006cm" svg:x2="28.645cm" svg:y2="16.006cm">
              <text:p/>
            </draw:line>
            <draw:line draw:style-name="gr16" draw:text-style-name="P5" draw:layer="layout" svg:x1="27.676cm" svg:y1="16.369cm" svg:x2="28.645cm" svg:y2="16.369cm">
              <text:p/>
            </draw:line>
            <draw:line draw:style-name="gr16" draw:text-style-name="P5" draw:layer="layout" svg:x1="27.676cm" svg:y1="16.611cm" svg:x2="28.645cm" svg:y2="16.611cm">
              <text:p/>
            </draw:line>
            <draw:line draw:style-name="gr16" draw:text-style-name="P5" draw:layer="layout" svg:x1="27.676cm" svg:y1="16.49cm" svg:x2="28.645cm" svg:y2="16.49cm">
              <text:p/>
            </draw:line>
            <draw:polyline draw:style-name="gr16" draw:text-style-name="P5" draw:layer="layout" svg:width="0.918cm" svg:height="0.241cm" svg:x="29.151cm" svg:y="16.127cm" svg:viewBox="0 0 919 242" draw:points="0,242 242,242 242,0 919,0">
              <text:p/>
            </draw:polyline>
            <draw:polyline draw:style-name="gr16" draw:text-style-name="P5" draw:layer="layout" svg:width="1.04cm" svg:height="0.241cm" svg:x="29.151cm" svg:y="16.248cm" svg:viewBox="0 0 1041 242" draw:points="0,242 363,242 363,0 1041,0">
              <text:p/>
            </draw:polyline>
            <draw:polyline draw:style-name="gr16" draw:text-style-name="P5" draw:layer="layout" svg:width="2.372cm" svg:height="0.241cm" svg:x="27.698cm" svg:y="15.763cm" svg:viewBox="0 0 2373 242" draw:points="0,242 485,242 485,0 2373,0">
              <text:p/>
            </draw:polyline>
          </draw:g>
        </draw:g>
        <draw:g draw:style-name="gr3">
          <draw:g draw:style-name="gr3">
            <draw:custom-shape draw:style-name="gr11" draw:text-style-name="P3" draw:layer="layout" svg:width="1.211cm" svg:height="1.453cm" svg:x="30.6cm" svg:y="28.747cm">
              <text:p/>
              <draw:enhanced-geometry svg:viewBox="0 0 21600 21600" draw:path-stretchpoint-x="10800" draw:path-stretchpoint-y="10800" draw:text-areas="?f3 ?f4 ?f5 ?f6" draw:type="round-rectangle" draw:modifiers="4315.684315684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" draw:text-style-name="P3" draw:layer="layout" svg:width="4cm" svg:height="1.211cm" svg:x="30.6cm" svg:y="28.262cm">
              <text:p/>
              <draw:enhanced-geometry svg:viewBox="0 0 21600 21600" draw:path-stretchpoint-x="10800" draw:path-stretchpoint-y="10800" draw:text-areas="?f3 ?f4 ?f5 ?f6" draw:type="round-rectangle" draw:modifiers="4315.684315684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3" draw:text-style-name="P3" draw:layer="layout" svg:width="3.758cm" svg:height="1.696cm" svg:x="30.842cm" svg:y="28.504cm">
              <text:p/>
              <draw:enhanced-geometry svg:viewBox="0 0 21600 21600" draw:glue-points="10800 0 0 10800 10800 21600 21600 10800" draw:text-areas="0 0 21600 ?f11" draw:type="paper" draw:modifiers="14033.7874659401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</draw:g>
          <draw:g draw:style-name="gr7">
            <draw:polygon draw:style-name="gr14" draw:text-style-name="P4" draw:layer="layout" svg:width="0.726cm" svg:height="0.968cm" svg:x="30.842cm" svg:y="28.747cm" svg:viewBox="0 0 727 969" draw:points="0,0 727,0 727,242 606,242 606,363 727,363 727,969 0,969 0,363 121,363 121,242 0,242">
              <text:p/>
            </draw:polygon>
            <draw:polygon draw:style-name="gr15" draw:text-style-name="P4" draw:layer="layout" svg:width="0.726cm" svg:height="0.968cm" svg:x="32.296cm" svg:y="28.747cm" svg:viewBox="0 0 727 969" draw:points="0,0 727,0 727,242 606,242 606,363 727,363 727,969 0,969 0,363 121,363 121,242 0,242">
              <text:p/>
            </draw:polygon>
            <draw:polygon draw:style-name="gr15" draw:text-style-name="P4" draw:layer="layout" svg:width="0.726cm" svg:height="0.968cm" svg:x="33.628cm" svg:y="28.504cm" svg:viewBox="0 0 727 969" draw:points="0,0 727,0 727,242 606,242 606,363 727,363 727,969 0,969 0,363 121,363 121,242 0,242">
              <text:p/>
            </draw:polygon>
            <draw:line draw:style-name="gr16" draw:text-style-name="P5" draw:layer="layout" svg:x1="31.476cm" svg:y1="28.868cm" svg:x2="32.445cm" svg:y2="28.868cm">
              <text:p/>
            </draw:line>
            <draw:line draw:style-name="gr16" draw:text-style-name="P5" draw:layer="layout" svg:x1="31.476cm" svg:y1="29.231cm" svg:x2="32.445cm" svg:y2="29.231cm">
              <text:p/>
            </draw:line>
            <draw:line draw:style-name="gr16" draw:text-style-name="P5" draw:layer="layout" svg:x1="31.476cm" svg:y1="29.473cm" svg:x2="32.445cm" svg:y2="29.473cm">
              <text:p/>
            </draw:line>
            <draw:line draw:style-name="gr16" draw:text-style-name="P5" draw:layer="layout" svg:x1="31.476cm" svg:y1="29.352cm" svg:x2="32.445cm" svg:y2="29.352cm">
              <text:p/>
            </draw:line>
            <draw:polyline draw:style-name="gr16" draw:text-style-name="P5" draw:layer="layout" svg:width="0.918cm" svg:height="0.241cm" svg:x="32.951cm" svg:y="28.989cm" svg:viewBox="0 0 919 242" draw:points="0,242 242,242 242,0 919,0">
              <text:p/>
            </draw:polyline>
            <draw:polyline draw:style-name="gr16" draw:text-style-name="P5" draw:layer="layout" svg:width="1.04cm" svg:height="0.241cm" svg:x="32.951cm" svg:y="29.11cm" svg:viewBox="0 0 1041 242" draw:points="0,242 363,242 363,0 1041,0">
              <text:p/>
            </draw:polyline>
            <draw:polyline draw:style-name="gr16" draw:text-style-name="P5" draw:layer="layout" svg:width="2.372cm" svg:height="0.241cm" svg:x="31.498cm" svg:y="28.625cm" svg:viewBox="0 0 2373 242" draw:points="0,242 485,242 485,0 2373,0">
              <text:p/>
            </draw:polyline>
          </draw:g>
        </draw:g>
        <draw:g draw:style-name="gr3">
          <draw:g draw:style-name="gr3">
            <draw:custom-shape draw:style-name="gr11" draw:text-style-name="P3" draw:layer="layout" svg:width="1.211cm" svg:height="1.453cm" svg:x="35.6cm" svg:y="20.885cm">
              <text:p/>
              <draw:enhanced-geometry svg:viewBox="0 0 21600 21600" draw:path-stretchpoint-x="10800" draw:path-stretchpoint-y="10800" draw:text-areas="?f3 ?f4 ?f5 ?f6" draw:type="round-rectangle" draw:modifiers="4315.684315684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" draw:text-style-name="P3" draw:layer="layout" svg:width="4cm" svg:height="1.211cm" svg:x="35.6cm" svg:y="20.4cm">
              <text:p/>
              <draw:enhanced-geometry svg:viewBox="0 0 21600 21600" draw:path-stretchpoint-x="10800" draw:path-stretchpoint-y="10800" draw:text-areas="?f3 ?f4 ?f5 ?f6" draw:type="round-rectangle" draw:modifiers="4315.684315684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3" draw:text-style-name="P3" draw:layer="layout" svg:width="3.758cm" svg:height="1.696cm" svg:x="35.842cm" svg:y="20.642cm">
              <text:p/>
              <draw:enhanced-geometry svg:viewBox="0 0 21600 21600" draw:glue-points="10800 0 0 10800 10800 21600 21600 10800" draw:text-areas="0 0 21600 ?f11" draw:type="paper" draw:modifiers="14033.7874659401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</draw:g>
          <draw:g draw:style-name="gr7">
            <draw:polygon draw:style-name="gr14" draw:text-style-name="P4" draw:layer="layout" svg:width="0.726cm" svg:height="0.968cm" svg:x="35.842cm" svg:y="20.885cm" svg:viewBox="0 0 727 969" draw:points="0,0 727,0 727,242 606,242 606,363 727,363 727,969 0,969 0,363 121,363 121,242 0,242">
              <text:p/>
            </draw:polygon>
            <draw:polygon draw:style-name="gr15" draw:text-style-name="P4" draw:layer="layout" svg:width="0.726cm" svg:height="0.968cm" svg:x="37.296cm" svg:y="20.885cm" svg:viewBox="0 0 727 969" draw:points="0,0 727,0 727,242 606,242 606,363 727,363 727,969 0,969 0,363 121,363 121,242 0,242">
              <text:p/>
            </draw:polygon>
            <draw:polygon draw:style-name="gr15" draw:text-style-name="P4" draw:layer="layout" svg:width="0.726cm" svg:height="0.968cm" svg:x="38.628cm" svg:y="20.642cm" svg:viewBox="0 0 727 969" draw:points="0,0 727,0 727,242 606,242 606,363 727,363 727,969 0,969 0,363 121,363 121,242 0,242">
              <text:p/>
            </draw:polygon>
            <draw:line draw:style-name="gr16" draw:text-style-name="P5" draw:layer="layout" svg:x1="36.476cm" svg:y1="21.006cm" svg:x2="37.445cm" svg:y2="21.006cm">
              <text:p/>
            </draw:line>
            <draw:line draw:style-name="gr16" draw:text-style-name="P5" draw:layer="layout" svg:x1="36.476cm" svg:y1="21.369cm" svg:x2="37.445cm" svg:y2="21.369cm">
              <text:p/>
            </draw:line>
            <draw:line draw:style-name="gr16" draw:text-style-name="P5" draw:layer="layout" svg:x1="36.476cm" svg:y1="21.611cm" svg:x2="37.445cm" svg:y2="21.611cm">
              <text:p/>
            </draw:line>
            <draw:line draw:style-name="gr16" draw:text-style-name="P5" draw:layer="layout" svg:x1="36.476cm" svg:y1="21.49cm" svg:x2="37.445cm" svg:y2="21.49cm">
              <text:p/>
            </draw:line>
            <draw:polyline draw:style-name="gr16" draw:text-style-name="P5" draw:layer="layout" svg:width="0.918cm" svg:height="0.241cm" svg:x="37.951cm" svg:y="21.127cm" svg:viewBox="0 0 919 242" draw:points="0,242 242,242 242,0 919,0">
              <text:p/>
            </draw:polyline>
            <draw:polyline draw:style-name="gr16" draw:text-style-name="P5" draw:layer="layout" svg:width="1.04cm" svg:height="0.241cm" svg:x="37.951cm" svg:y="21.248cm" svg:viewBox="0 0 1041 242" draw:points="0,242 363,242 363,0 1041,0">
              <text:p/>
            </draw:polyline>
            <draw:polyline draw:style-name="gr16" draw:text-style-name="P5" draw:layer="layout" svg:width="2.372cm" svg:height="0.241cm" svg:x="36.498cm" svg:y="20.763cm" svg:viewBox="0 0 2373 242" draw:points="0,242 485,242 485,0 2373,0">
              <text:p/>
            </draw:polyline>
          </draw:g>
        </draw:g>
        <draw:g draw:style-name="gr3">
          <draw:g draw:style-name="gr3">
            <draw:custom-shape draw:style-name="gr11" draw:text-style-name="P3" draw:layer="layout" svg:width="1.211cm" svg:height="1.453cm" svg:x="34.4cm" svg:y="11.547cm">
              <text:p/>
              <draw:enhanced-geometry svg:viewBox="0 0 21600 21600" draw:path-stretchpoint-x="10800" draw:path-stretchpoint-y="10800" draw:text-areas="?f3 ?f4 ?f5 ?f6" draw:type="round-rectangle" draw:modifiers="4315.684315684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" draw:text-style-name="P3" draw:layer="layout" svg:width="4cm" svg:height="1.211cm" svg:x="34.4cm" svg:y="11.062cm">
              <text:p/>
              <draw:enhanced-geometry svg:viewBox="0 0 21600 21600" draw:path-stretchpoint-x="10800" draw:path-stretchpoint-y="10800" draw:text-areas="?f3 ?f4 ?f5 ?f6" draw:type="round-rectangle" draw:modifiers="4315.684315684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3" draw:text-style-name="P3" draw:layer="layout" svg:width="3.758cm" svg:height="1.696cm" svg:x="34.642cm" svg:y="11.304cm">
              <text:p/>
              <draw:enhanced-geometry svg:viewBox="0 0 21600 21600" draw:glue-points="10800 0 0 10800 10800 21600 21600 10800" draw:text-areas="0 0 21600 ?f11" draw:type="paper" draw:modifiers="14033.7874659401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</draw:g>
          <draw:g draw:style-name="gr7">
            <draw:polygon draw:style-name="gr14" draw:text-style-name="P4" draw:layer="layout" svg:width="0.726cm" svg:height="0.968cm" svg:x="34.642cm" svg:y="11.547cm" svg:viewBox="0 0 727 969" draw:points="0,0 727,0 727,242 606,242 606,363 727,363 727,969 0,969 0,363 121,363 121,242 0,242">
              <text:p/>
            </draw:polygon>
            <draw:polygon draw:style-name="gr15" draw:text-style-name="P4" draw:layer="layout" svg:width="0.726cm" svg:height="0.968cm" svg:x="36.096cm" svg:y="11.547cm" svg:viewBox="0 0 727 969" draw:points="0,0 727,0 727,242 606,242 606,363 727,363 727,969 0,969 0,363 121,363 121,242 0,242">
              <text:p/>
            </draw:polygon>
            <draw:polygon draw:style-name="gr15" draw:text-style-name="P4" draw:layer="layout" svg:width="0.726cm" svg:height="0.968cm" svg:x="37.428cm" svg:y="11.304cm" svg:viewBox="0 0 727 969" draw:points="0,0 727,0 727,242 606,242 606,363 727,363 727,969 0,969 0,363 121,363 121,242 0,242">
              <text:p/>
            </draw:polygon>
            <draw:line draw:style-name="gr16" draw:text-style-name="P5" draw:layer="layout" svg:x1="35.276cm" svg:y1="11.668cm" svg:x2="36.245cm" svg:y2="11.668cm">
              <text:p/>
            </draw:line>
            <draw:line draw:style-name="gr16" draw:text-style-name="P5" draw:layer="layout" svg:x1="35.276cm" svg:y1="12.031cm" svg:x2="36.245cm" svg:y2="12.031cm">
              <text:p/>
            </draw:line>
            <draw:line draw:style-name="gr16" draw:text-style-name="P5" draw:layer="layout" svg:x1="35.276cm" svg:y1="12.273cm" svg:x2="36.245cm" svg:y2="12.273cm">
              <text:p/>
            </draw:line>
            <draw:line draw:style-name="gr16" draw:text-style-name="P5" draw:layer="layout" svg:x1="35.276cm" svg:y1="12.152cm" svg:x2="36.245cm" svg:y2="12.152cm">
              <text:p/>
            </draw:line>
            <draw:polyline draw:style-name="gr16" draw:text-style-name="P5" draw:layer="layout" svg:width="0.918cm" svg:height="0.241cm" svg:x="36.751cm" svg:y="11.789cm" svg:viewBox="0 0 919 242" draw:points="0,242 242,242 242,0 919,0">
              <text:p/>
            </draw:polyline>
            <draw:polyline draw:style-name="gr16" draw:text-style-name="P5" draw:layer="layout" svg:width="1.04cm" svg:height="0.241cm" svg:x="36.751cm" svg:y="11.91cm" svg:viewBox="0 0 1041 242" draw:points="0,242 363,242 363,0 1041,0">
              <text:p/>
            </draw:polyline>
            <draw:polyline draw:style-name="gr16" draw:text-style-name="P5" draw:layer="layout" svg:width="2.372cm" svg:height="0.241cm" svg:x="35.298cm" svg:y="11.425cm" svg:viewBox="0 0 2373 242" draw:points="0,242 485,242 485,0 2373,0">
              <text:p/>
            </draw:polyline>
          </draw:g>
        </draw:g>
        <draw:g draw:style-name="gr3">
          <draw:g draw:style-name="gr3">
            <draw:custom-shape draw:style-name="gr11" draw:text-style-name="P3" draw:layer="layout" svg:width="1.211cm" svg:height="1.453cm" svg:x="39.6cm" svg:y="14.947cm">
              <text:p/>
              <draw:enhanced-geometry svg:viewBox="0 0 21600 21600" draw:path-stretchpoint-x="10800" draw:path-stretchpoint-y="10800" draw:text-areas="?f3 ?f4 ?f5 ?f6" draw:type="round-rectangle" draw:modifiers="4315.684315684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" draw:text-style-name="P3" draw:layer="layout" svg:width="4cm" svg:height="1.211cm" svg:x="39.6cm" svg:y="14.462cm">
              <text:p/>
              <draw:enhanced-geometry svg:viewBox="0 0 21600 21600" draw:path-stretchpoint-x="10800" draw:path-stretchpoint-y="10800" draw:text-areas="?f3 ?f4 ?f5 ?f6" draw:type="round-rectangle" draw:modifiers="4315.684315684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3" draw:text-style-name="P3" draw:layer="layout" svg:width="3.758cm" svg:height="1.696cm" svg:x="39.842cm" svg:y="14.704cm">
              <text:p/>
              <draw:enhanced-geometry svg:viewBox="0 0 21600 21600" draw:glue-points="10800 0 0 10800 10800 21600 21600 10800" draw:text-areas="0 0 21600 ?f11" draw:type="paper" draw:modifiers="14033.7874659401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</draw:g>
          <draw:g draw:style-name="gr7">
            <draw:polygon draw:style-name="gr14" draw:text-style-name="P4" draw:layer="layout" svg:width="0.726cm" svg:height="0.968cm" svg:x="39.842cm" svg:y="14.947cm" svg:viewBox="0 0 727 969" draw:points="0,0 727,0 727,242 606,242 606,363 727,363 727,969 0,969 0,363 121,363 121,242 0,242">
              <text:p/>
            </draw:polygon>
            <draw:polygon draw:style-name="gr15" draw:text-style-name="P4" draw:layer="layout" svg:width="0.726cm" svg:height="0.968cm" svg:x="41.296cm" svg:y="14.947cm" svg:viewBox="0 0 727 969" draw:points="0,0 727,0 727,242 606,242 606,363 727,363 727,969 0,969 0,363 121,363 121,242 0,242">
              <text:p/>
            </draw:polygon>
            <draw:polygon draw:style-name="gr15" draw:text-style-name="P4" draw:layer="layout" svg:width="0.726cm" svg:height="0.968cm" svg:x="42.628cm" svg:y="14.704cm" svg:viewBox="0 0 727 969" draw:points="0,0 727,0 727,242 606,242 606,363 727,363 727,969 0,969 0,363 121,363 121,242 0,242">
              <text:p/>
            </draw:polygon>
            <draw:line draw:style-name="gr16" draw:text-style-name="P5" draw:layer="layout" svg:x1="40.476cm" svg:y1="15.068cm" svg:x2="41.445cm" svg:y2="15.068cm">
              <text:p/>
            </draw:line>
            <draw:line draw:style-name="gr16" draw:text-style-name="P5" draw:layer="layout" svg:x1="40.476cm" svg:y1="15.431cm" svg:x2="41.445cm" svg:y2="15.431cm">
              <text:p/>
            </draw:line>
            <draw:line draw:style-name="gr16" draw:text-style-name="P5" draw:layer="layout" svg:x1="40.476cm" svg:y1="15.673cm" svg:x2="41.445cm" svg:y2="15.673cm">
              <text:p/>
            </draw:line>
            <draw:line draw:style-name="gr16" draw:text-style-name="P5" draw:layer="layout" svg:x1="40.476cm" svg:y1="15.552cm" svg:x2="41.445cm" svg:y2="15.552cm">
              <text:p/>
            </draw:line>
            <draw:polyline draw:style-name="gr16" draw:text-style-name="P5" draw:layer="layout" svg:width="0.918cm" svg:height="0.241cm" svg:x="41.951cm" svg:y="15.189cm" svg:viewBox="0 0 919 242" draw:points="0,242 242,242 242,0 919,0">
              <text:p/>
            </draw:polyline>
            <draw:polyline draw:style-name="gr16" draw:text-style-name="P5" draw:layer="layout" svg:width="1.04cm" svg:height="0.241cm" svg:x="41.951cm" svg:y="15.31cm" svg:viewBox="0 0 1041 242" draw:points="0,242 363,242 363,0 1041,0">
              <text:p/>
            </draw:polyline>
            <draw:polyline draw:style-name="gr16" draw:text-style-name="P5" draw:layer="layout" svg:width="2.372cm" svg:height="0.241cm" svg:x="40.498cm" svg:y="14.825cm" svg:viewBox="0 0 2373 242" draw:points="0,242 485,242 485,0 2373,0">
              <text:p/>
            </draw:polyline>
          </draw:g>
        </draw:g>
        <draw:g draw:style-name="gr3">
          <draw:g draw:style-name="gr3">
            <draw:custom-shape draw:style-name="gr17" draw:text-style-name="P3" draw:layer="layout" svg:width="0.787cm" svg:height="0.944cm" svg:x="41.557cm" svg:y="12.614cm">
              <text:p/>
              <draw:enhanced-geometry svg:viewBox="0 0 21600 21600" draw:path-stretchpoint-x="10800" draw:path-stretchpoint-y="10800" draw:text-areas="?f3 ?f4 ?f5 ?f6" draw:type="round-rectangle" draw:modifiers="4315.684315684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8" draw:text-style-name="P3" draw:layer="layout" svg:width="2.6cm" svg:height="0.787cm" svg:x="41.557cm" svg:y="12.298cm">
              <text:p/>
              <draw:enhanced-geometry svg:viewBox="0 0 21600 21600" draw:path-stretchpoint-x="10800" draw:path-stretchpoint-y="10800" draw:text-areas="?f3 ?f4 ?f5 ?f6" draw:type="round-rectangle" draw:modifiers="4315.684315684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9" draw:text-style-name="P3" draw:layer="layout" svg:width="2.443cm" svg:height="1.102cm" svg:x="41.714cm" svg:y="12.456cm">
              <text:p/>
              <draw:enhanced-geometry svg:viewBox="0 0 21600 21600" draw:glue-points="10800 0 0 10800 10800 21600 21600 10800" draw:text-areas="0 0 21600 ?f11" draw:type="paper" draw:modifiers="14033.7874659401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</draw:g>
          <draw:g draw:style-name="gr7">
            <draw:polygon draw:style-name="gr14" draw:text-style-name="P4" draw:layer="layout" svg:width="0.471cm" svg:height="0.629cm" svg:x="41.714cm" svg:y="12.613cm" svg:viewBox="0 0 472 630" draw:points="0,0 472,0 472,157 394,157 394,236 472,236 472,630 0,630 0,236 79,236 79,157 0,157">
              <text:p/>
            </draw:polygon>
            <draw:polygon draw:style-name="gr15" draw:text-style-name="P4" draw:layer="layout" svg:width="0.471cm" svg:height="0.629cm" svg:x="42.659cm" svg:y="12.613cm" svg:viewBox="0 0 472 630" draw:points="0,0 472,0 472,157 394,157 394,236 472,236 472,630 0,630 0,236 79,236 79,157 0,157">
              <text:p/>
            </draw:polygon>
            <draw:polygon draw:style-name="gr15" draw:text-style-name="P4" draw:layer="layout" svg:width="0.471cm" svg:height="0.629cm" svg:x="43.526cm" svg:y="12.456cm" svg:viewBox="0 0 472 630" draw:points="0,0 472,0 472,157 394,157 394,236 472,236 472,630 0,630 0,236 79,236 79,157 0,157">
              <text:p/>
            </draw:polygon>
            <draw:line draw:style-name="gr16" draw:text-style-name="P5" draw:layer="layout" svg:x1="42.126cm" svg:y1="12.692cm" svg:x2="42.756cm" svg:y2="12.692cm">
              <text:p/>
            </draw:line>
            <draw:line draw:style-name="gr16" draw:text-style-name="P5" draw:layer="layout" svg:x1="42.126cm" svg:y1="12.928cm" svg:x2="42.756cm" svg:y2="12.928cm">
              <text:p/>
            </draw:line>
            <draw:line draw:style-name="gr16" draw:text-style-name="P5" draw:layer="layout" svg:x1="42.126cm" svg:y1="13.086cm" svg:x2="42.756cm" svg:y2="13.086cm">
              <text:p/>
            </draw:line>
            <draw:line draw:style-name="gr16" draw:text-style-name="P5" draw:layer="layout" svg:x1="42.126cm" svg:y1="13.007cm" svg:x2="42.756cm" svg:y2="13.007cm">
              <text:p/>
            </draw:line>
            <draw:polyline draw:style-name="gr16" draw:text-style-name="P5" draw:layer="layout" svg:width="0.597cm" svg:height="0.156cm" svg:x="43.085cm" svg:y="12.771cm" svg:viewBox="0 0 598 157" draw:points="0,157 157,157 157,0 598,0">
              <text:p/>
            </draw:polyline>
            <draw:polyline draw:style-name="gr16" draw:text-style-name="P5" draw:layer="layout" svg:width="0.675cm" svg:height="0.156cm" svg:x="43.085cm" svg:y="12.849cm" svg:viewBox="0 0 676 157" draw:points="0,157 236,157 236,0 676,0">
              <text:p/>
            </draw:polyline>
            <draw:polyline draw:style-name="gr16" draw:text-style-name="P5" draw:layer="layout" svg:width="1.542cm" svg:height="0.156cm" svg:x="42.14cm" svg:y="12.535cm" svg:viewBox="0 0 1543 157" draw:points="0,157 315,157 315,0 1543,0">
              <text:p/>
            </draw:polyline>
          </draw:g>
        </draw:g>
        <draw:g draw:style-name="gr3">
          <draw:g draw:style-name="gr3">
            <draw:custom-shape draw:style-name="gr17" draw:text-style-name="P3" draw:layer="layout" svg:width="0.787cm" svg:height="0.944cm" svg:x="33.223cm" svg:y="14.856cm">
              <text:p/>
              <draw:enhanced-geometry svg:viewBox="0 0 21600 21600" draw:path-stretchpoint-x="10800" draw:path-stretchpoint-y="10800" draw:text-areas="?f3 ?f4 ?f5 ?f6" draw:type="round-rectangle" draw:modifiers="4315.684315684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8" draw:text-style-name="P3" draw:layer="layout" svg:width="2.6cm" svg:height="0.787cm" svg:x="33.223cm" svg:y="14.54cm">
              <text:p/>
              <draw:enhanced-geometry svg:viewBox="0 0 21600 21600" draw:path-stretchpoint-x="10800" draw:path-stretchpoint-y="10800" draw:text-areas="?f3 ?f4 ?f5 ?f6" draw:type="round-rectangle" draw:modifiers="4315.684315684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9" draw:text-style-name="P3" draw:layer="layout" svg:width="2.443cm" svg:height="1.102cm" svg:x="33.38cm" svg:y="14.698cm">
              <text:p/>
              <draw:enhanced-geometry svg:viewBox="0 0 21600 21600" draw:glue-points="10800 0 0 10800 10800 21600 21600 10800" draw:text-areas="0 0 21600 ?f11" draw:type="paper" draw:modifiers="14033.7874659401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</draw:g>
          <draw:g draw:style-name="gr7">
            <draw:polygon draw:style-name="gr14" draw:text-style-name="P4" draw:layer="layout" svg:width="0.471cm" svg:height="0.629cm" svg:x="33.38cm" svg:y="14.855cm" svg:viewBox="0 0 472 630" draw:points="0,0 472,0 472,157 394,157 394,236 472,236 472,630 0,630 0,236 79,236 79,157 0,157">
              <text:p/>
            </draw:polygon>
            <draw:polygon draw:style-name="gr15" draw:text-style-name="P4" draw:layer="layout" svg:width="0.471cm" svg:height="0.629cm" svg:x="34.325cm" svg:y="14.855cm" svg:viewBox="0 0 472 630" draw:points="0,0 472,0 472,157 394,157 394,236 472,236 472,630 0,630 0,236 79,236 79,157 0,157">
              <text:p/>
            </draw:polygon>
            <draw:polygon draw:style-name="gr15" draw:text-style-name="P4" draw:layer="layout" svg:width="0.471cm" svg:height="0.629cm" svg:x="35.192cm" svg:y="14.698cm" svg:viewBox="0 0 472 630" draw:points="0,0 472,0 472,157 394,157 394,236 472,236 472,630 0,630 0,236 79,236 79,157 0,157">
              <text:p/>
            </draw:polygon>
            <draw:line draw:style-name="gr16" draw:text-style-name="P5" draw:layer="layout" svg:x1="33.792cm" svg:y1="14.934cm" svg:x2="34.422cm" svg:y2="14.934cm">
              <text:p/>
            </draw:line>
            <draw:line draw:style-name="gr16" draw:text-style-name="P5" draw:layer="layout" svg:x1="33.792cm" svg:y1="15.17cm" svg:x2="34.422cm" svg:y2="15.17cm">
              <text:p/>
            </draw:line>
            <draw:line draw:style-name="gr16" draw:text-style-name="P5" draw:layer="layout" svg:x1="33.792cm" svg:y1="15.328cm" svg:x2="34.422cm" svg:y2="15.328cm">
              <text:p/>
            </draw:line>
            <draw:line draw:style-name="gr16" draw:text-style-name="P5" draw:layer="layout" svg:x1="33.792cm" svg:y1="15.249cm" svg:x2="34.422cm" svg:y2="15.249cm">
              <text:p/>
            </draw:line>
            <draw:polyline draw:style-name="gr16" draw:text-style-name="P5" draw:layer="layout" svg:width="0.597cm" svg:height="0.156cm" svg:x="34.751cm" svg:y="15.013cm" svg:viewBox="0 0 598 157" draw:points="0,157 157,157 157,0 598,0">
              <text:p/>
            </draw:polyline>
            <draw:polyline draw:style-name="gr16" draw:text-style-name="P5" draw:layer="layout" svg:width="0.675cm" svg:height="0.156cm" svg:x="34.751cm" svg:y="15.091cm" svg:viewBox="0 0 676 157" draw:points="0,157 236,157 236,0 676,0">
              <text:p/>
            </draw:polyline>
            <draw:polyline draw:style-name="gr16" draw:text-style-name="P5" draw:layer="layout" svg:width="1.542cm" svg:height="0.156cm" svg:x="33.806cm" svg:y="14.777cm" svg:viewBox="0 0 1543 157" draw:points="0,157 315,157 315,0 1543,0">
              <text:p/>
            </draw:polyline>
          </draw:g>
        </draw:g>
        <draw:g draw:style-name="gr3">
          <draw:g draw:style-name="gr3">
            <draw:custom-shape draw:style-name="gr17" draw:text-style-name="P3" draw:layer="layout" svg:width="0.787cm" svg:height="0.944cm" svg:x="29.6cm" svg:y="24.516cm">
              <text:p/>
              <draw:enhanced-geometry svg:viewBox="0 0 21600 21600" draw:path-stretchpoint-x="10800" draw:path-stretchpoint-y="10800" draw:text-areas="?f3 ?f4 ?f5 ?f6" draw:type="round-rectangle" draw:modifiers="4315.684315684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8" draw:text-style-name="P3" draw:layer="layout" svg:width="2.6cm" svg:height="0.787cm" svg:x="29.6cm" svg:y="24.2cm">
              <text:p/>
              <draw:enhanced-geometry svg:viewBox="0 0 21600 21600" draw:path-stretchpoint-x="10800" draw:path-stretchpoint-y="10800" draw:text-areas="?f3 ?f4 ?f5 ?f6" draw:type="round-rectangle" draw:modifiers="4315.684315684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9" draw:text-style-name="P3" draw:layer="layout" svg:width="2.443cm" svg:height="1.102cm" svg:x="29.757cm" svg:y="24.358cm">
              <text:p/>
              <draw:enhanced-geometry svg:viewBox="0 0 21600 21600" draw:glue-points="10800 0 0 10800 10800 21600 21600 10800" draw:text-areas="0 0 21600 ?f11" draw:type="paper" draw:modifiers="14033.7874659401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</draw:g>
          <draw:g draw:style-name="gr7">
            <draw:polygon draw:style-name="gr14" draw:text-style-name="P4" draw:layer="layout" svg:width="0.471cm" svg:height="0.629cm" svg:x="29.757cm" svg:y="24.515cm" svg:viewBox="0 0 472 630" draw:points="0,0 472,0 472,157 394,157 394,236 472,236 472,630 0,630 0,236 79,236 79,157 0,157">
              <text:p/>
            </draw:polygon>
            <draw:polygon draw:style-name="gr15" draw:text-style-name="P4" draw:layer="layout" svg:width="0.471cm" svg:height="0.629cm" svg:x="30.702cm" svg:y="24.515cm" svg:viewBox="0 0 472 630" draw:points="0,0 472,0 472,157 394,157 394,236 472,236 472,630 0,630 0,236 79,236 79,157 0,157">
              <text:p/>
            </draw:polygon>
            <draw:polygon draw:style-name="gr15" draw:text-style-name="P4" draw:layer="layout" svg:width="0.471cm" svg:height="0.629cm" svg:x="31.569cm" svg:y="24.358cm" svg:viewBox="0 0 472 630" draw:points="0,0 472,0 472,157 394,157 394,236 472,236 472,630 0,630 0,236 79,236 79,157 0,157">
              <text:p/>
            </draw:polygon>
            <draw:line draw:style-name="gr16" draw:text-style-name="P5" draw:layer="layout" svg:x1="30.169cm" svg:y1="24.594cm" svg:x2="30.799cm" svg:y2="24.594cm">
              <text:p/>
            </draw:line>
            <draw:line draw:style-name="gr16" draw:text-style-name="P5" draw:layer="layout" svg:x1="30.169cm" svg:y1="24.83cm" svg:x2="30.799cm" svg:y2="24.83cm">
              <text:p/>
            </draw:line>
            <draw:line draw:style-name="gr16" draw:text-style-name="P5" draw:layer="layout" svg:x1="30.169cm" svg:y1="24.988cm" svg:x2="30.799cm" svg:y2="24.988cm">
              <text:p/>
            </draw:line>
            <draw:line draw:style-name="gr16" draw:text-style-name="P5" draw:layer="layout" svg:x1="30.169cm" svg:y1="24.909cm" svg:x2="30.799cm" svg:y2="24.909cm">
              <text:p/>
            </draw:line>
            <draw:polyline draw:style-name="gr16" draw:text-style-name="P5" draw:layer="layout" svg:width="0.597cm" svg:height="0.156cm" svg:x="31.128cm" svg:y="24.673cm" svg:viewBox="0 0 598 157" draw:points="0,157 157,157 157,0 598,0">
              <text:p/>
            </draw:polyline>
            <draw:polyline draw:style-name="gr16" draw:text-style-name="P5" draw:layer="layout" svg:width="0.675cm" svg:height="0.156cm" svg:x="31.128cm" svg:y="24.751cm" svg:viewBox="0 0 676 157" draw:points="0,157 236,157 236,0 676,0">
              <text:p/>
            </draw:polyline>
            <draw:polyline draw:style-name="gr16" draw:text-style-name="P5" draw:layer="layout" svg:width="1.542cm" svg:height="0.156cm" svg:x="30.183cm" svg:y="24.437cm" svg:viewBox="0 0 1543 157" draw:points="0,157 315,157 315,0 1543,0">
              <text:p/>
            </draw:polyline>
          </draw:g>
        </draw:g>
        <draw:g draw:style-name="gr3">
          <draw:g draw:style-name="gr3">
            <draw:custom-shape draw:style-name="gr17" draw:text-style-name="P3" draw:layer="layout" svg:width="0.787cm" svg:height="0.944cm" svg:x="41.6cm" svg:y="23.156cm">
              <text:p/>
              <draw:enhanced-geometry svg:viewBox="0 0 21600 21600" draw:path-stretchpoint-x="10800" draw:path-stretchpoint-y="10800" draw:text-areas="?f3 ?f4 ?f5 ?f6" draw:type="round-rectangle" draw:modifiers="4315.684315684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8" draw:text-style-name="P3" draw:layer="layout" svg:width="2.6cm" svg:height="0.787cm" svg:x="41.6cm" svg:y="22.84cm">
              <text:p/>
              <draw:enhanced-geometry svg:viewBox="0 0 21600 21600" draw:path-stretchpoint-x="10800" draw:path-stretchpoint-y="10800" draw:text-areas="?f3 ?f4 ?f5 ?f6" draw:type="round-rectangle" draw:modifiers="4315.684315684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9" draw:text-style-name="P3" draw:layer="layout" svg:width="2.443cm" svg:height="1.102cm" svg:x="41.757cm" svg:y="22.998cm">
              <text:p/>
              <draw:enhanced-geometry svg:viewBox="0 0 21600 21600" draw:glue-points="10800 0 0 10800 10800 21600 21600 10800" draw:text-areas="0 0 21600 ?f11" draw:type="paper" draw:modifiers="14033.7874659401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</draw:g>
          <draw:g draw:style-name="gr7">
            <draw:polygon draw:style-name="gr14" draw:text-style-name="P4" draw:layer="layout" svg:width="0.471cm" svg:height="0.629cm" svg:x="41.757cm" svg:y="23.155cm" svg:viewBox="0 0 472 630" draw:points="0,0 472,0 472,157 394,157 394,236 472,236 472,630 0,630 0,236 79,236 79,157 0,157">
              <text:p/>
            </draw:polygon>
            <draw:polygon draw:style-name="gr15" draw:text-style-name="P4" draw:layer="layout" svg:width="0.471cm" svg:height="0.629cm" svg:x="42.702cm" svg:y="23.155cm" svg:viewBox="0 0 472 630" draw:points="0,0 472,0 472,157 394,157 394,236 472,236 472,630 0,630 0,236 79,236 79,157 0,157">
              <text:p/>
            </draw:polygon>
            <draw:polygon draw:style-name="gr15" draw:text-style-name="P4" draw:layer="layout" svg:width="0.471cm" svg:height="0.629cm" svg:x="43.569cm" svg:y="22.998cm" svg:viewBox="0 0 472 630" draw:points="0,0 472,0 472,157 394,157 394,236 472,236 472,630 0,630 0,236 79,236 79,157 0,157">
              <text:p/>
            </draw:polygon>
            <draw:line draw:style-name="gr16" draw:text-style-name="P5" draw:layer="layout" svg:x1="42.169cm" svg:y1="23.234cm" svg:x2="42.799cm" svg:y2="23.234cm">
              <text:p/>
            </draw:line>
            <draw:line draw:style-name="gr16" draw:text-style-name="P5" draw:layer="layout" svg:x1="42.169cm" svg:y1="23.47cm" svg:x2="42.799cm" svg:y2="23.47cm">
              <text:p/>
            </draw:line>
            <draw:line draw:style-name="gr16" draw:text-style-name="P5" draw:layer="layout" svg:x1="42.169cm" svg:y1="23.628cm" svg:x2="42.799cm" svg:y2="23.628cm">
              <text:p/>
            </draw:line>
            <draw:line draw:style-name="gr16" draw:text-style-name="P5" draw:layer="layout" svg:x1="42.169cm" svg:y1="23.549cm" svg:x2="42.799cm" svg:y2="23.549cm">
              <text:p/>
            </draw:line>
            <draw:polyline draw:style-name="gr16" draw:text-style-name="P5" draw:layer="layout" svg:width="0.597cm" svg:height="0.156cm" svg:x="43.128cm" svg:y="23.313cm" svg:viewBox="0 0 598 157" draw:points="0,157 157,157 157,0 598,0">
              <text:p/>
            </draw:polyline>
            <draw:polyline draw:style-name="gr16" draw:text-style-name="P5" draw:layer="layout" svg:width="0.675cm" svg:height="0.156cm" svg:x="43.128cm" svg:y="23.391cm" svg:viewBox="0 0 676 157" draw:points="0,157 236,157 236,0 676,0">
              <text:p/>
            </draw:polyline>
            <draw:polyline draw:style-name="gr16" draw:text-style-name="P5" draw:layer="layout" svg:width="1.542cm" svg:height="0.156cm" svg:x="42.183cm" svg:y="23.077cm" svg:viewBox="0 0 1543 157" draw:points="0,157 315,157 315,0 1543,0">
              <text:p/>
            </draw:polyline>
          </draw:g>
        </draw:g>
        <draw:g draw:style-name="gr3">
          <draw:g draw:style-name="gr3">
            <draw:custom-shape draw:style-name="gr20" draw:text-style-name="P3" draw:layer="layout" svg:width="0.644cm" svg:height="0.772cm" svg:x="43.4cm" svg:y="18.628cm">
              <text:p/>
              <draw:enhanced-geometry svg:viewBox="0 0 21600 21600" draw:path-stretchpoint-x="10800" draw:path-stretchpoint-y="10800" draw:text-areas="?f3 ?f4 ?f5 ?f6" draw:type="round-rectangle" draw:modifiers="4315.684315684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1" draw:text-style-name="P3" draw:layer="layout" svg:width="2.126cm" svg:height="0.643cm" svg:x="43.4cm" svg:y="18.37cm">
              <text:p/>
              <draw:enhanced-geometry svg:viewBox="0 0 21600 21600" draw:path-stretchpoint-x="10800" draw:path-stretchpoint-y="10800" draw:text-areas="?f3 ?f4 ?f5 ?f6" draw:type="round-rectangle" draw:modifiers="4315.684315684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2" draw:text-style-name="P3" draw:layer="layout" svg:width="1.998cm" svg:height="0.901cm" svg:x="43.528cm" svg:y="18.499cm">
              <text:p/>
              <draw:enhanced-geometry svg:viewBox="0 0 21600 21600" draw:glue-points="10800 0 0 10800 10800 21600 21600 10800" draw:text-areas="0 0 21600 ?f11" draw:type="paper" draw:modifiers="14033.7874659401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</draw:g>
          <draw:g draw:style-name="gr7">
            <draw:polygon draw:style-name="gr23" draw:text-style-name="P4" draw:layer="layout" svg:width="0.385cm" svg:height="0.514cm" svg:x="43.529cm" svg:y="18.627cm" svg:viewBox="0 0 386 515" draw:points="0,0 386,0 386,129 322,129 322,193 386,193 386,515 0,515 0,193 64,193 64,129 0,129">
              <text:p/>
            </draw:polygon>
            <draw:polygon draw:style-name="gr24" draw:text-style-name="P4" draw:layer="layout" svg:width="0.385cm" svg:height="0.514cm" svg:x="44.301cm" svg:y="18.627cm" svg:viewBox="0 0 386 515" draw:points="0,0 386,0 386,129 322,129 322,193 386,193 386,515 0,515 0,193 64,193 64,129 0,129">
              <text:p/>
            </draw:polygon>
            <draw:polygon draw:style-name="gr24" draw:text-style-name="P4" draw:layer="layout" svg:width="0.385cm" svg:height="0.514cm" svg:x="45.01cm" svg:y="18.499cm" svg:viewBox="0 0 386 515" draw:points="0,0 386,0 386,129 322,129 322,193 386,193 386,515 0,515 0,193 64,193 64,129 0,129">
              <text:p/>
            </draw:polygon>
            <draw:line draw:style-name="gr25" draw:text-style-name="P5" draw:layer="layout" svg:x1="43.866cm" svg:y1="18.692cm" svg:x2="44.381cm" svg:y2="18.692cm">
              <text:p/>
            </draw:line>
            <draw:line draw:style-name="gr25" draw:text-style-name="P5" draw:layer="layout" svg:x1="43.866cm" svg:y1="18.885cm" svg:x2="44.381cm" svg:y2="18.885cm">
              <text:p/>
            </draw:line>
            <draw:line draw:style-name="gr25" draw:text-style-name="P5" draw:layer="layout" svg:x1="43.866cm" svg:y1="19.014cm" svg:x2="44.381cm" svg:y2="19.014cm">
              <text:p/>
            </draw:line>
            <draw:line draw:style-name="gr25" draw:text-style-name="P5" draw:layer="layout" svg:x1="43.866cm" svg:y1="18.949cm" svg:x2="44.381cm" svg:y2="18.949cm">
              <text:p/>
            </draw:line>
            <draw:polyline draw:style-name="gr25" draw:text-style-name="P5" draw:layer="layout" svg:width="0.488cm" svg:height="0.128cm" svg:x="44.65cm" svg:y="18.756cm" svg:viewBox="0 0 489 129" draw:points="0,129 129,129 129,0 489,0">
              <text:p/>
            </draw:polyline>
            <draw:polyline draw:style-name="gr25" draw:text-style-name="P5" draw:layer="layout" svg:width="0.552cm" svg:height="0.128cm" svg:x="44.65cm" svg:y="18.821cm" svg:viewBox="0 0 553 129" draw:points="0,129 193,129 193,0 553,0">
              <text:p/>
            </draw:polyline>
            <draw:polyline draw:style-name="gr25" draw:text-style-name="P5" draw:layer="layout" svg:width="1.26cm" svg:height="0.128cm" svg:x="43.877cm" svg:y="18.563cm" svg:viewBox="0 0 1261 129" draw:points="0,129 258,129 258,0 1261,0">
              <text:p/>
            </draw:polyline>
          </draw:g>
        </draw:g>
        <draw:g draw:style-name="gr3">
          <draw:g draw:style-name="gr3">
            <draw:custom-shape draw:style-name="gr20" draw:text-style-name="P3" draw:layer="layout" svg:width="0.644cm" svg:height="0.772cm" svg:x="35.074cm" svg:y="25.367cm">
              <text:p/>
              <draw:enhanced-geometry svg:viewBox="0 0 21600 21600" draw:path-stretchpoint-x="10800" draw:path-stretchpoint-y="10800" draw:text-areas="?f3 ?f4 ?f5 ?f6" draw:type="round-rectangle" draw:modifiers="4315.684315684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1" draw:text-style-name="P3" draw:layer="layout" svg:width="2.126cm" svg:height="0.643cm" svg:x="35.074cm" svg:y="25.109cm">
              <text:p/>
              <draw:enhanced-geometry svg:viewBox="0 0 21600 21600" draw:path-stretchpoint-x="10800" draw:path-stretchpoint-y="10800" draw:text-areas="?f3 ?f4 ?f5 ?f6" draw:type="round-rectangle" draw:modifiers="4315.684315684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2" draw:text-style-name="P3" draw:layer="layout" svg:width="1.998cm" svg:height="0.901cm" svg:x="35.202cm" svg:y="25.238cm">
              <text:p/>
              <draw:enhanced-geometry svg:viewBox="0 0 21600 21600" draw:glue-points="10800 0 0 10800 10800 21600 21600 10800" draw:text-areas="0 0 21600 ?f11" draw:type="paper" draw:modifiers="14033.7874659401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</draw:g>
          <draw:g draw:style-name="gr7">
            <draw:polygon draw:style-name="gr23" draw:text-style-name="P4" draw:layer="layout" svg:width="0.385cm" svg:height="0.514cm" svg:x="35.203cm" svg:y="25.366cm" svg:viewBox="0 0 386 515" draw:points="0,0 386,0 386,129 322,129 322,193 386,193 386,515 0,515 0,193 64,193 64,129 0,129">
              <text:p/>
            </draw:polygon>
            <draw:polygon draw:style-name="gr24" draw:text-style-name="P4" draw:layer="layout" svg:width="0.385cm" svg:height="0.514cm" svg:x="35.975cm" svg:y="25.366cm" svg:viewBox="0 0 386 515" draw:points="0,0 386,0 386,129 322,129 322,193 386,193 386,515 0,515 0,193 64,193 64,129 0,129">
              <text:p/>
            </draw:polygon>
            <draw:polygon draw:style-name="gr24" draw:text-style-name="P4" draw:layer="layout" svg:width="0.385cm" svg:height="0.514cm" svg:x="36.684cm" svg:y="25.238cm" svg:viewBox="0 0 386 515" draw:points="0,0 386,0 386,129 322,129 322,193 386,193 386,515 0,515 0,193 64,193 64,129 0,129">
              <text:p/>
            </draw:polygon>
            <draw:line draw:style-name="gr25" draw:text-style-name="P5" draw:layer="layout" svg:x1="35.54cm" svg:y1="25.431cm" svg:x2="36.055cm" svg:y2="25.431cm">
              <text:p/>
            </draw:line>
            <draw:line draw:style-name="gr25" draw:text-style-name="P5" draw:layer="layout" svg:x1="35.54cm" svg:y1="25.624cm" svg:x2="36.055cm" svg:y2="25.624cm">
              <text:p/>
            </draw:line>
            <draw:line draw:style-name="gr25" draw:text-style-name="P5" draw:layer="layout" svg:x1="35.54cm" svg:y1="25.753cm" svg:x2="36.055cm" svg:y2="25.753cm">
              <text:p/>
            </draw:line>
            <draw:line draw:style-name="gr25" draw:text-style-name="P5" draw:layer="layout" svg:x1="35.54cm" svg:y1="25.688cm" svg:x2="36.055cm" svg:y2="25.688cm">
              <text:p/>
            </draw:line>
            <draw:polyline draw:style-name="gr25" draw:text-style-name="P5" draw:layer="layout" svg:width="0.488cm" svg:height="0.128cm" svg:x="36.324cm" svg:y="25.495cm" svg:viewBox="0 0 489 129" draw:points="0,129 129,129 129,0 489,0">
              <text:p/>
            </draw:polyline>
            <draw:polyline draw:style-name="gr25" draw:text-style-name="P5" draw:layer="layout" svg:width="0.552cm" svg:height="0.128cm" svg:x="36.324cm" svg:y="25.56cm" svg:viewBox="0 0 553 129" draw:points="0,129 193,129 193,0 553,0">
              <text:p/>
            </draw:polyline>
            <draw:polyline draw:style-name="gr25" draw:text-style-name="P5" draw:layer="layout" svg:width="1.26cm" svg:height="0.128cm" svg:x="35.551cm" svg:y="25.302cm" svg:viewBox="0 0 1261 129" draw:points="0,129 258,129 258,0 1261,0">
              <text:p/>
            </draw:polyline>
          </draw:g>
        </draw:g>
        <draw:g draw:style-name="gr3">
          <draw:g draw:style-name="gr3">
            <draw:custom-shape draw:style-name="gr20" draw:text-style-name="P3" draw:layer="layout" svg:width="0.644cm" svg:height="0.772cm" svg:x="25.4cm" svg:y="26.519cm">
              <text:p/>
              <draw:enhanced-geometry svg:viewBox="0 0 21600 21600" draw:path-stretchpoint-x="10800" draw:path-stretchpoint-y="10800" draw:text-areas="?f3 ?f4 ?f5 ?f6" draw:type="round-rectangle" draw:modifiers="4315.684315684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1" draw:text-style-name="P3" draw:layer="layout" svg:width="2.126cm" svg:height="0.643cm" svg:x="25.4cm" svg:y="26.261cm">
              <text:p/>
              <draw:enhanced-geometry svg:viewBox="0 0 21600 21600" draw:path-stretchpoint-x="10800" draw:path-stretchpoint-y="10800" draw:text-areas="?f3 ?f4 ?f5 ?f6" draw:type="round-rectangle" draw:modifiers="4315.684315684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2" draw:text-style-name="P3" draw:layer="layout" svg:width="1.998cm" svg:height="0.901cm" svg:x="25.528cm" svg:y="26.39cm">
              <text:p/>
              <draw:enhanced-geometry svg:viewBox="0 0 21600 21600" draw:glue-points="10800 0 0 10800 10800 21600 21600 10800" draw:text-areas="0 0 21600 ?f11" draw:type="paper" draw:modifiers="14033.7874659401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</draw:g>
          <draw:g draw:style-name="gr7">
            <draw:polygon draw:style-name="gr23" draw:text-style-name="P4" draw:layer="layout" svg:width="0.385cm" svg:height="0.514cm" svg:x="25.529cm" svg:y="26.518cm" svg:viewBox="0 0 386 515" draw:points="0,0 386,0 386,129 322,129 322,193 386,193 386,515 0,515 0,193 64,193 64,129 0,129">
              <text:p/>
            </draw:polygon>
            <draw:polygon draw:style-name="gr24" draw:text-style-name="P4" draw:layer="layout" svg:width="0.385cm" svg:height="0.514cm" svg:x="26.301cm" svg:y="26.518cm" svg:viewBox="0 0 386 515" draw:points="0,0 386,0 386,129 322,129 322,193 386,193 386,515 0,515 0,193 64,193 64,129 0,129">
              <text:p/>
            </draw:polygon>
            <draw:polygon draw:style-name="gr24" draw:text-style-name="P4" draw:layer="layout" svg:width="0.385cm" svg:height="0.514cm" svg:x="27.01cm" svg:y="26.39cm" svg:viewBox="0 0 386 515" draw:points="0,0 386,0 386,129 322,129 322,193 386,193 386,515 0,515 0,193 64,193 64,129 0,129">
              <text:p/>
            </draw:polygon>
            <draw:line draw:style-name="gr25" draw:text-style-name="P5" draw:layer="layout" svg:x1="25.866cm" svg:y1="26.583cm" svg:x2="26.381cm" svg:y2="26.583cm">
              <text:p/>
            </draw:line>
            <draw:line draw:style-name="gr25" draw:text-style-name="P5" draw:layer="layout" svg:x1="25.866cm" svg:y1="26.776cm" svg:x2="26.381cm" svg:y2="26.776cm">
              <text:p/>
            </draw:line>
            <draw:line draw:style-name="gr25" draw:text-style-name="P5" draw:layer="layout" svg:x1="25.866cm" svg:y1="26.905cm" svg:x2="26.381cm" svg:y2="26.905cm">
              <text:p/>
            </draw:line>
            <draw:line draw:style-name="gr25" draw:text-style-name="P5" draw:layer="layout" svg:x1="25.866cm" svg:y1="26.84cm" svg:x2="26.381cm" svg:y2="26.84cm">
              <text:p/>
            </draw:line>
            <draw:polyline draw:style-name="gr25" draw:text-style-name="P5" draw:layer="layout" svg:width="0.488cm" svg:height="0.128cm" svg:x="26.65cm" svg:y="26.647cm" svg:viewBox="0 0 489 129" draw:points="0,129 129,129 129,0 489,0">
              <text:p/>
            </draw:polyline>
            <draw:polyline draw:style-name="gr25" draw:text-style-name="P5" draw:layer="layout" svg:width="0.552cm" svg:height="0.128cm" svg:x="26.65cm" svg:y="26.712cm" svg:viewBox="0 0 553 129" draw:points="0,129 193,129 193,0 553,0">
              <text:p/>
            </draw:polyline>
            <draw:polyline draw:style-name="gr25" draw:text-style-name="P5" draw:layer="layout" svg:width="1.26cm" svg:height="0.128cm" svg:x="25.877cm" svg:y="26.454cm" svg:viewBox="0 0 1261 129" draw:points="0,129 258,129 258,0 1261,0">
              <text:p/>
            </draw:polyline>
          </draw:g>
        </draw:g>
        <draw:g draw:style-name="gr3">
          <draw:g draw:style-name="gr3">
            <draw:custom-shape draw:style-name="gr20" draw:text-style-name="P3" draw:layer="layout" svg:width="0.644cm" svg:height="0.772cm" svg:x="28.874cm" svg:y="19.768cm">
              <text:p/>
              <draw:enhanced-geometry svg:viewBox="0 0 21600 21600" draw:path-stretchpoint-x="10800" draw:path-stretchpoint-y="10800" draw:text-areas="?f3 ?f4 ?f5 ?f6" draw:type="round-rectangle" draw:modifiers="4315.684315684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1" draw:text-style-name="P3" draw:layer="layout" svg:width="2.126cm" svg:height="0.643cm" svg:x="28.874cm" svg:y="19.51cm">
              <text:p/>
              <draw:enhanced-geometry svg:viewBox="0 0 21600 21600" draw:path-stretchpoint-x="10800" draw:path-stretchpoint-y="10800" draw:text-areas="?f3 ?f4 ?f5 ?f6" draw:type="round-rectangle" draw:modifiers="4315.684315684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2" draw:text-style-name="P3" draw:layer="layout" svg:width="1.998cm" svg:height="0.901cm" svg:x="29.002cm" svg:y="19.639cm">
              <text:p/>
              <draw:enhanced-geometry svg:viewBox="0 0 21600 21600" draw:glue-points="10800 0 0 10800 10800 21600 21600 10800" draw:text-areas="0 0 21600 ?f11" draw:type="paper" draw:modifiers="14033.7874659401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</draw:g>
          <draw:g draw:style-name="gr7">
            <draw:polygon draw:style-name="gr23" draw:text-style-name="P4" draw:layer="layout" svg:width="0.385cm" svg:height="0.514cm" svg:x="29.003cm" svg:y="19.767cm" svg:viewBox="0 0 386 515" draw:points="0,0 386,0 386,129 322,129 322,193 386,193 386,515 0,515 0,193 64,193 64,129 0,129">
              <text:p/>
            </draw:polygon>
            <draw:polygon draw:style-name="gr24" draw:text-style-name="P4" draw:layer="layout" svg:width="0.385cm" svg:height="0.514cm" svg:x="29.775cm" svg:y="19.767cm" svg:viewBox="0 0 386 515" draw:points="0,0 386,0 386,129 322,129 322,193 386,193 386,515 0,515 0,193 64,193 64,129 0,129">
              <text:p/>
            </draw:polygon>
            <draw:polygon draw:style-name="gr24" draw:text-style-name="P4" draw:layer="layout" svg:width="0.385cm" svg:height="0.514cm" svg:x="30.484cm" svg:y="19.639cm" svg:viewBox="0 0 386 515" draw:points="0,0 386,0 386,129 322,129 322,193 386,193 386,515 0,515 0,193 64,193 64,129 0,129">
              <text:p/>
            </draw:polygon>
            <draw:line draw:style-name="gr25" draw:text-style-name="P5" draw:layer="layout" svg:x1="29.34cm" svg:y1="19.832cm" svg:x2="29.855cm" svg:y2="19.832cm">
              <text:p/>
            </draw:line>
            <draw:line draw:style-name="gr25" draw:text-style-name="P5" draw:layer="layout" svg:x1="29.34cm" svg:y1="20.025cm" svg:x2="29.855cm" svg:y2="20.025cm">
              <text:p/>
            </draw:line>
            <draw:line draw:style-name="gr25" draw:text-style-name="P5" draw:layer="layout" svg:x1="29.34cm" svg:y1="20.154cm" svg:x2="29.855cm" svg:y2="20.154cm">
              <text:p/>
            </draw:line>
            <draw:line draw:style-name="gr25" draw:text-style-name="P5" draw:layer="layout" svg:x1="29.34cm" svg:y1="20.089cm" svg:x2="29.855cm" svg:y2="20.089cm">
              <text:p/>
            </draw:line>
            <draw:polyline draw:style-name="gr25" draw:text-style-name="P5" draw:layer="layout" svg:width="0.488cm" svg:height="0.128cm" svg:x="30.124cm" svg:y="19.896cm" svg:viewBox="0 0 489 129" draw:points="0,129 129,129 129,0 489,0">
              <text:p/>
            </draw:polyline>
            <draw:polyline draw:style-name="gr25" draw:text-style-name="P5" draw:layer="layout" svg:width="0.552cm" svg:height="0.128cm" svg:x="30.124cm" svg:y="19.961cm" svg:viewBox="0 0 553 129" draw:points="0,129 193,129 193,0 553,0">
              <text:p/>
            </draw:polyline>
            <draw:polyline draw:style-name="gr25" draw:text-style-name="P5" draw:layer="layout" svg:width="1.26cm" svg:height="0.128cm" svg:x="29.351cm" svg:y="19.703cm" svg:viewBox="0 0 1261 129" draw:points="0,129 258,129 258,0 1261,0">
              <text:p/>
            </draw:polyline>
          </draw:g>
        </draw:g>
        <draw:g draw:style-name="gr3">
          <draw:g draw:style-name="gr3">
            <draw:custom-shape draw:style-name="gr20" draw:text-style-name="P3" draw:layer="layout" svg:width="0.644cm" svg:height="0.772cm" svg:x="27.474cm" svg:y="13.558cm">
              <text:p/>
              <draw:enhanced-geometry svg:viewBox="0 0 21600 21600" draw:path-stretchpoint-x="10800" draw:path-stretchpoint-y="10800" draw:text-areas="?f3 ?f4 ?f5 ?f6" draw:type="round-rectangle" draw:modifiers="4315.684315684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1" draw:text-style-name="P3" draw:layer="layout" svg:width="2.126cm" svg:height="0.643cm" svg:x="27.474cm" svg:y="13.3cm">
              <text:p/>
              <draw:enhanced-geometry svg:viewBox="0 0 21600 21600" draw:path-stretchpoint-x="10800" draw:path-stretchpoint-y="10800" draw:text-areas="?f3 ?f4 ?f5 ?f6" draw:type="round-rectangle" draw:modifiers="4315.684315684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2" draw:text-style-name="P3" draw:layer="layout" svg:width="1.998cm" svg:height="0.901cm" svg:x="27.602cm" svg:y="13.429cm">
              <text:p/>
              <draw:enhanced-geometry svg:viewBox="0 0 21600 21600" draw:glue-points="10800 0 0 10800 10800 21600 21600 10800" draw:text-areas="0 0 21600 ?f11" draw:type="paper" draw:modifiers="14033.7874659401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</draw:g>
          <draw:g draw:style-name="gr7">
            <draw:polygon draw:style-name="gr23" draw:text-style-name="P4" draw:layer="layout" svg:width="0.385cm" svg:height="0.514cm" svg:x="27.603cm" svg:y="13.557cm" svg:viewBox="0 0 386 515" draw:points="0,0 386,0 386,129 322,129 322,193 386,193 386,515 0,515 0,193 64,193 64,129 0,129">
              <text:p/>
            </draw:polygon>
            <draw:polygon draw:style-name="gr24" draw:text-style-name="P4" draw:layer="layout" svg:width="0.385cm" svg:height="0.514cm" svg:x="28.375cm" svg:y="13.557cm" svg:viewBox="0 0 386 515" draw:points="0,0 386,0 386,129 322,129 322,193 386,193 386,515 0,515 0,193 64,193 64,129 0,129">
              <text:p/>
            </draw:polygon>
            <draw:polygon draw:style-name="gr24" draw:text-style-name="P4" draw:layer="layout" svg:width="0.385cm" svg:height="0.514cm" svg:x="29.084cm" svg:y="13.429cm" svg:viewBox="0 0 386 515" draw:points="0,0 386,0 386,129 322,129 322,193 386,193 386,515 0,515 0,193 64,193 64,129 0,129">
              <text:p/>
            </draw:polygon>
            <draw:line draw:style-name="gr25" draw:text-style-name="P5" draw:layer="layout" svg:x1="27.94cm" svg:y1="13.622cm" svg:x2="28.455cm" svg:y2="13.622cm">
              <text:p/>
            </draw:line>
            <draw:line draw:style-name="gr25" draw:text-style-name="P5" draw:layer="layout" svg:x1="27.94cm" svg:y1="13.815cm" svg:x2="28.455cm" svg:y2="13.815cm">
              <text:p/>
            </draw:line>
            <draw:line draw:style-name="gr25" draw:text-style-name="P5" draw:layer="layout" svg:x1="27.94cm" svg:y1="13.944cm" svg:x2="28.455cm" svg:y2="13.944cm">
              <text:p/>
            </draw:line>
            <draw:line draw:style-name="gr25" draw:text-style-name="P5" draw:layer="layout" svg:x1="27.94cm" svg:y1="13.879cm" svg:x2="28.455cm" svg:y2="13.879cm">
              <text:p/>
            </draw:line>
            <draw:polyline draw:style-name="gr25" draw:text-style-name="P5" draw:layer="layout" svg:width="0.488cm" svg:height="0.128cm" svg:x="28.724cm" svg:y="13.686cm" svg:viewBox="0 0 489 129" draw:points="0,129 129,129 129,0 489,0">
              <text:p/>
            </draw:polyline>
            <draw:polyline draw:style-name="gr25" draw:text-style-name="P5" draw:layer="layout" svg:width="0.552cm" svg:height="0.128cm" svg:x="28.724cm" svg:y="13.751cm" svg:viewBox="0 0 553 129" draw:points="0,129 193,129 193,0 553,0">
              <text:p/>
            </draw:polyline>
            <draw:polyline draw:style-name="gr25" draw:text-style-name="P5" draw:layer="layout" svg:width="1.26cm" svg:height="0.128cm" svg:x="27.951cm" svg:y="13.493cm" svg:viewBox="0 0 1261 129" draw:points="0,129 258,129 258,0 1261,0">
              <text:p/>
            </draw:polyline>
          </draw:g>
        </draw:g>
        <draw:g draw:style-name="gr3">
          <draw:g draw:style-name="gr3">
            <draw:custom-shape draw:style-name="gr26" draw:text-style-name="P3" draw:layer="layout" svg:width="0.488cm" svg:height="0.585cm" svg:x="29.474cm" svg:y="11.815cm">
              <text:p/>
              <draw:enhanced-geometry svg:viewBox="0 0 21600 21600" draw:path-stretchpoint-x="10800" draw:path-stretchpoint-y="10800" draw:text-areas="?f3 ?f4 ?f5 ?f6" draw:type="round-rectangle" draw:modifiers="4315.684315684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7" draw:text-style-name="P3" draw:layer="layout" svg:width="1.61cm" svg:height="0.487cm" svg:x="29.474cm" svg:y="11.62cm">
              <text:p/>
              <draw:enhanced-geometry svg:viewBox="0 0 21600 21600" draw:path-stretchpoint-x="10800" draw:path-stretchpoint-y="10800" draw:text-areas="?f3 ?f4 ?f5 ?f6" draw:type="round-rectangle" draw:modifiers="4315.684315684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8" draw:text-style-name="P3" draw:layer="layout" svg:width="1.513cm" svg:height="0.682cm" svg:x="29.571cm" svg:y="11.718cm">
              <text:p/>
              <draw:enhanced-geometry svg:viewBox="0 0 21600 21600" draw:glue-points="10800 0 0 10800 10800 21600 21600 10800" draw:text-areas="0 0 21600 ?f11" draw:type="paper" draw:modifiers="14033.7874659401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</draw:g>
          <draw:g draw:style-name="gr7">
            <draw:polygon draw:style-name="gr29" draw:text-style-name="P4" draw:layer="layout" svg:width="0.292cm" svg:height="0.389cm" svg:x="29.572cm" svg:y="11.815cm" svg:viewBox="0 0 293 390" draw:points="0,0 293,0 293,98 244,98 244,146 293,146 293,390 0,390 0,146 49,146 49,98 0,98">
              <text:p/>
            </draw:polygon>
            <draw:polygon draw:style-name="gr30" draw:text-style-name="P4" draw:layer="layout" svg:width="0.292cm" svg:height="0.389cm" svg:x="30.157cm" svg:y="11.815cm" svg:viewBox="0 0 293 390" draw:points="0,0 293,0 293,98 244,98 244,146 293,146 293,390 0,390 0,146 49,146 49,98 0,98">
              <text:p/>
            </draw:polygon>
            <draw:polygon draw:style-name="gr30" draw:text-style-name="P4" draw:layer="layout" svg:width="0.292cm" svg:height="0.389cm" svg:x="30.693cm" svg:y="11.717cm" svg:viewBox="0 0 293 390" draw:points="0,0 293,0 293,98 244,98 244,146 293,146 293,390 0,390 0,146 49,146 49,98 0,98">
              <text:p/>
            </draw:polygon>
            <draw:line draw:style-name="gr31" draw:text-style-name="P5" draw:layer="layout" svg:x1="29.827cm" svg:y1="11.864cm" svg:x2="30.217cm" svg:y2="11.864cm">
              <text:p/>
            </draw:line>
            <draw:line draw:style-name="gr31" draw:text-style-name="P5" draw:layer="layout" svg:x1="29.827cm" svg:y1="12.01cm" svg:x2="30.217cm" svg:y2="12.01cm">
              <text:p/>
            </draw:line>
            <draw:line draw:style-name="gr31" draw:text-style-name="P5" draw:layer="layout" svg:x1="29.827cm" svg:y1="12.108cm" svg:x2="30.217cm" svg:y2="12.108cm">
              <text:p/>
            </draw:line>
            <draw:line draw:style-name="gr31" draw:text-style-name="P5" draw:layer="layout" svg:x1="29.827cm" svg:y1="12.059cm" svg:x2="30.217cm" svg:y2="12.059cm">
              <text:p/>
            </draw:line>
            <draw:polyline draw:style-name="gr31" draw:text-style-name="P5" draw:layer="layout" svg:width="0.369cm" svg:height="0.097cm" svg:x="30.42cm" svg:y="11.913cm" svg:viewBox="0 0 370 98" draw:points="0,98 98,98 98,0 370,0">
              <text:p/>
            </draw:polyline>
            <draw:polyline draw:style-name="gr31" draw:text-style-name="P5" draw:layer="layout" svg:width="0.418cm" svg:height="0.097cm" svg:x="30.42cm" svg:y="11.961cm" svg:viewBox="0 0 419 98" draw:points="0,98 146,98 146,0 419,0">
              <text:p/>
            </draw:polyline>
            <draw:polyline draw:style-name="gr31" draw:text-style-name="P5" draw:layer="layout" svg:width="0.954cm" svg:height="0.097cm" svg:x="29.835cm" svg:y="11.766cm" svg:viewBox="0 0 955 98" draw:points="0,98 195,98 195,0 955,0">
              <text:p/>
            </draw:polyline>
          </draw:g>
        </draw:g>
        <draw:g draw:style-name="gr3">
          <draw:g draw:style-name="gr3">
            <draw:custom-shape draw:style-name="gr26" draw:text-style-name="P3" draw:layer="layout" svg:width="0.488cm" svg:height="0.585cm" svg:x="37.99cm" svg:y="13.36cm">
              <text:p/>
              <draw:enhanced-geometry svg:viewBox="0 0 21600 21600" draw:path-stretchpoint-x="10800" draw:path-stretchpoint-y="10800" draw:text-areas="?f3 ?f4 ?f5 ?f6" draw:type="round-rectangle" draw:modifiers="4315.684315684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7" draw:text-style-name="P3" draw:layer="layout" svg:width="1.61cm" svg:height="0.487cm" svg:x="37.99cm" svg:y="13.165cm">
              <text:p/>
              <draw:enhanced-geometry svg:viewBox="0 0 21600 21600" draw:path-stretchpoint-x="10800" draw:path-stretchpoint-y="10800" draw:text-areas="?f3 ?f4 ?f5 ?f6" draw:type="round-rectangle" draw:modifiers="4315.684315684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8" draw:text-style-name="P3" draw:layer="layout" svg:width="1.513cm" svg:height="0.682cm" svg:x="38.087cm" svg:y="13.263cm">
              <text:p/>
              <draw:enhanced-geometry svg:viewBox="0 0 21600 21600" draw:glue-points="10800 0 0 10800 10800 21600 21600 10800" draw:text-areas="0 0 21600 ?f11" draw:type="paper" draw:modifiers="14033.7874659401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</draw:g>
          <draw:g draw:style-name="gr7">
            <draw:polygon draw:style-name="gr29" draw:text-style-name="P4" draw:layer="layout" svg:width="0.292cm" svg:height="0.389cm" svg:x="38.088cm" svg:y="13.36cm" svg:viewBox="0 0 293 390" draw:points="0,0 293,0 293,98 244,98 244,146 293,146 293,390 0,390 0,146 49,146 49,98 0,98">
              <text:p/>
            </draw:polygon>
            <draw:polygon draw:style-name="gr30" draw:text-style-name="P4" draw:layer="layout" svg:width="0.292cm" svg:height="0.389cm" svg:x="38.673cm" svg:y="13.36cm" svg:viewBox="0 0 293 390" draw:points="0,0 293,0 293,98 244,98 244,146 293,146 293,390 0,390 0,146 49,146 49,98 0,98">
              <text:p/>
            </draw:polygon>
            <draw:polygon draw:style-name="gr30" draw:text-style-name="P4" draw:layer="layout" svg:width="0.292cm" svg:height="0.389cm" svg:x="39.209cm" svg:y="13.262cm" svg:viewBox="0 0 293 390" draw:points="0,0 293,0 293,98 244,98 244,146 293,146 293,390 0,390 0,146 49,146 49,98 0,98">
              <text:p/>
            </draw:polygon>
            <draw:line draw:style-name="gr31" draw:text-style-name="P5" draw:layer="layout" svg:x1="38.343cm" svg:y1="13.409cm" svg:x2="38.733cm" svg:y2="13.409cm">
              <text:p/>
            </draw:line>
            <draw:line draw:style-name="gr31" draw:text-style-name="P5" draw:layer="layout" svg:x1="38.343cm" svg:y1="13.555cm" svg:x2="38.733cm" svg:y2="13.555cm">
              <text:p/>
            </draw:line>
            <draw:line draw:style-name="gr31" draw:text-style-name="P5" draw:layer="layout" svg:x1="38.343cm" svg:y1="13.653cm" svg:x2="38.733cm" svg:y2="13.653cm">
              <text:p/>
            </draw:line>
            <draw:line draw:style-name="gr31" draw:text-style-name="P5" draw:layer="layout" svg:x1="38.343cm" svg:y1="13.604cm" svg:x2="38.733cm" svg:y2="13.604cm">
              <text:p/>
            </draw:line>
            <draw:polyline draw:style-name="gr31" draw:text-style-name="P5" draw:layer="layout" svg:width="0.369cm" svg:height="0.097cm" svg:x="38.936cm" svg:y="13.458cm" svg:viewBox="0 0 370 98" draw:points="0,98 98,98 98,0 370,0">
              <text:p/>
            </draw:polyline>
            <draw:polyline draw:style-name="gr31" draw:text-style-name="P5" draw:layer="layout" svg:width="0.418cm" svg:height="0.097cm" svg:x="38.936cm" svg:y="13.506cm" svg:viewBox="0 0 419 98" draw:points="0,98 146,98 146,0 419,0">
              <text:p/>
            </draw:polyline>
            <draw:polyline draw:style-name="gr31" draw:text-style-name="P5" draw:layer="layout" svg:width="0.954cm" svg:height="0.097cm" svg:x="38.351cm" svg:y="13.311cm" svg:viewBox="0 0 955 98" draw:points="0,98 195,98 195,0 955,0">
              <text:p/>
            </draw:polyline>
          </draw:g>
        </draw:g>
        <draw:g draw:style-name="gr3">
          <draw:g draw:style-name="gr3">
            <draw:custom-shape draw:style-name="gr26" draw:text-style-name="P3" draw:layer="layout" svg:width="0.488cm" svg:height="0.585cm" svg:x="36.19cm" svg:y="17.96cm">
              <text:p/>
              <draw:enhanced-geometry svg:viewBox="0 0 21600 21600" draw:path-stretchpoint-x="10800" draw:path-stretchpoint-y="10800" draw:text-areas="?f3 ?f4 ?f5 ?f6" draw:type="round-rectangle" draw:modifiers="4315.684315684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7" draw:text-style-name="P3" draw:layer="layout" svg:width="1.61cm" svg:height="0.487cm" svg:x="36.19cm" svg:y="17.765cm">
              <text:p/>
              <draw:enhanced-geometry svg:viewBox="0 0 21600 21600" draw:path-stretchpoint-x="10800" draw:path-stretchpoint-y="10800" draw:text-areas="?f3 ?f4 ?f5 ?f6" draw:type="round-rectangle" draw:modifiers="4315.684315684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8" draw:text-style-name="P3" draw:layer="layout" svg:width="1.513cm" svg:height="0.682cm" svg:x="36.287cm" svg:y="17.863cm">
              <text:p/>
              <draw:enhanced-geometry svg:viewBox="0 0 21600 21600" draw:glue-points="10800 0 0 10800 10800 21600 21600 10800" draw:text-areas="0 0 21600 ?f11" draw:type="paper" draw:modifiers="14033.7874659401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</draw:g>
          <draw:g draw:style-name="gr7">
            <draw:polygon draw:style-name="gr29" draw:text-style-name="P4" draw:layer="layout" svg:width="0.292cm" svg:height="0.389cm" svg:x="36.288cm" svg:y="17.96cm" svg:viewBox="0 0 293 390" draw:points="0,0 293,0 293,98 244,98 244,146 293,146 293,390 0,390 0,146 49,146 49,98 0,98">
              <text:p/>
            </draw:polygon>
            <draw:polygon draw:style-name="gr30" draw:text-style-name="P4" draw:layer="layout" svg:width="0.292cm" svg:height="0.389cm" svg:x="36.873cm" svg:y="17.96cm" svg:viewBox="0 0 293 390" draw:points="0,0 293,0 293,98 244,98 244,146 293,146 293,390 0,390 0,146 49,146 49,98 0,98">
              <text:p/>
            </draw:polygon>
            <draw:polygon draw:style-name="gr30" draw:text-style-name="P4" draw:layer="layout" svg:width="0.292cm" svg:height="0.389cm" svg:x="37.409cm" svg:y="17.862cm" svg:viewBox="0 0 293 390" draw:points="0,0 293,0 293,98 244,98 244,146 293,146 293,390 0,390 0,146 49,146 49,98 0,98">
              <text:p/>
            </draw:polygon>
            <draw:line draw:style-name="gr31" draw:text-style-name="P5" draw:layer="layout" svg:x1="36.543cm" svg:y1="18.009cm" svg:x2="36.933cm" svg:y2="18.009cm">
              <text:p/>
            </draw:line>
            <draw:line draw:style-name="gr31" draw:text-style-name="P5" draw:layer="layout" svg:x1="36.543cm" svg:y1="18.155cm" svg:x2="36.933cm" svg:y2="18.155cm">
              <text:p/>
            </draw:line>
            <draw:line draw:style-name="gr31" draw:text-style-name="P5" draw:layer="layout" svg:x1="36.543cm" svg:y1="18.253cm" svg:x2="36.933cm" svg:y2="18.253cm">
              <text:p/>
            </draw:line>
            <draw:line draw:style-name="gr31" draw:text-style-name="P5" draw:layer="layout" svg:x1="36.543cm" svg:y1="18.204cm" svg:x2="36.933cm" svg:y2="18.204cm">
              <text:p/>
            </draw:line>
            <draw:polyline draw:style-name="gr31" draw:text-style-name="P5" draw:layer="layout" svg:width="0.369cm" svg:height="0.097cm" svg:x="37.136cm" svg:y="18.058cm" svg:viewBox="0 0 370 98" draw:points="0,98 98,98 98,0 370,0">
              <text:p/>
            </draw:polyline>
            <draw:polyline draw:style-name="gr31" draw:text-style-name="P5" draw:layer="layout" svg:width="0.418cm" svg:height="0.097cm" svg:x="37.136cm" svg:y="18.106cm" svg:viewBox="0 0 419 98" draw:points="0,98 146,98 146,0 419,0">
              <text:p/>
            </draw:polyline>
            <draw:polyline draw:style-name="gr31" draw:text-style-name="P5" draw:layer="layout" svg:width="0.954cm" svg:height="0.097cm" svg:x="36.551cm" svg:y="17.911cm" svg:viewBox="0 0 955 98" draw:points="0,98 195,98 195,0 955,0">
              <text:p/>
            </draw:polyline>
          </draw:g>
        </draw:g>
        <draw:g draw:style-name="gr3">
          <draw:g draw:style-name="gr3">
            <draw:custom-shape draw:style-name="gr26" draw:text-style-name="P3" draw:layer="layout" svg:width="0.488cm" svg:height="0.585cm" svg:x="38.6cm" svg:y="27.56cm">
              <text:p/>
              <draw:enhanced-geometry svg:viewBox="0 0 21600 21600" draw:path-stretchpoint-x="10800" draw:path-stretchpoint-y="10800" draw:text-areas="?f3 ?f4 ?f5 ?f6" draw:type="round-rectangle" draw:modifiers="4315.684315684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7" draw:text-style-name="P3" draw:layer="layout" svg:width="1.61cm" svg:height="0.487cm" svg:x="38.6cm" svg:y="27.365cm">
              <text:p/>
              <draw:enhanced-geometry svg:viewBox="0 0 21600 21600" draw:path-stretchpoint-x="10800" draw:path-stretchpoint-y="10800" draw:text-areas="?f3 ?f4 ?f5 ?f6" draw:type="round-rectangle" draw:modifiers="4315.684315684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8" draw:text-style-name="P3" draw:layer="layout" svg:width="1.513cm" svg:height="0.682cm" svg:x="38.697cm" svg:y="27.463cm">
              <text:p/>
              <draw:enhanced-geometry svg:viewBox="0 0 21600 21600" draw:glue-points="10800 0 0 10800 10800 21600 21600 10800" draw:text-areas="0 0 21600 ?f11" draw:type="paper" draw:modifiers="14033.7874659401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</draw:g>
          <draw:g draw:style-name="gr7">
            <draw:polygon draw:style-name="gr29" draw:text-style-name="P4" draw:layer="layout" svg:width="0.292cm" svg:height="0.389cm" svg:x="38.698cm" svg:y="27.56cm" svg:viewBox="0 0 293 390" draw:points="0,0 293,0 293,98 244,98 244,146 293,146 293,390 0,390 0,146 49,146 49,98 0,98">
              <text:p/>
            </draw:polygon>
            <draw:polygon draw:style-name="gr30" draw:text-style-name="P4" draw:layer="layout" svg:width="0.292cm" svg:height="0.389cm" svg:x="39.283cm" svg:y="27.56cm" svg:viewBox="0 0 293 390" draw:points="0,0 293,0 293,98 244,98 244,146 293,146 293,390 0,390 0,146 49,146 49,98 0,98">
              <text:p/>
            </draw:polygon>
            <draw:polygon draw:style-name="gr30" draw:text-style-name="P4" draw:layer="layout" svg:width="0.292cm" svg:height="0.389cm" svg:x="39.819cm" svg:y="27.462cm" svg:viewBox="0 0 293 390" draw:points="0,0 293,0 293,98 244,98 244,146 293,146 293,390 0,390 0,146 49,146 49,98 0,98">
              <text:p/>
            </draw:polygon>
            <draw:line draw:style-name="gr31" draw:text-style-name="P5" draw:layer="layout" svg:x1="38.953cm" svg:y1="27.609cm" svg:x2="39.343cm" svg:y2="27.609cm">
              <text:p/>
            </draw:line>
            <draw:line draw:style-name="gr31" draw:text-style-name="P5" draw:layer="layout" svg:x1="38.953cm" svg:y1="27.755cm" svg:x2="39.343cm" svg:y2="27.755cm">
              <text:p/>
            </draw:line>
            <draw:line draw:style-name="gr31" draw:text-style-name="P5" draw:layer="layout" svg:x1="38.953cm" svg:y1="27.853cm" svg:x2="39.343cm" svg:y2="27.853cm">
              <text:p/>
            </draw:line>
            <draw:line draw:style-name="gr31" draw:text-style-name="P5" draw:layer="layout" svg:x1="38.953cm" svg:y1="27.804cm" svg:x2="39.343cm" svg:y2="27.804cm">
              <text:p/>
            </draw:line>
            <draw:polyline draw:style-name="gr31" draw:text-style-name="P5" draw:layer="layout" svg:width="0.369cm" svg:height="0.097cm" svg:x="39.546cm" svg:y="27.658cm" svg:viewBox="0 0 370 98" draw:points="0,98 98,98 98,0 370,0">
              <text:p/>
            </draw:polyline>
            <draw:polyline draw:style-name="gr31" draw:text-style-name="P5" draw:layer="layout" svg:width="0.418cm" svg:height="0.097cm" svg:x="39.546cm" svg:y="27.706cm" svg:viewBox="0 0 419 98" draw:points="0,98 146,98 146,0 419,0">
              <text:p/>
            </draw:polyline>
            <draw:polyline draw:style-name="gr31" draw:text-style-name="P5" draw:layer="layout" svg:width="0.954cm" svg:height="0.097cm" svg:x="38.961cm" svg:y="27.511cm" svg:viewBox="0 0 955 98" draw:points="0,98 195,98 195,0 955,0">
              <text:p/>
            </draw:polyline>
          </draw:g>
        </draw:g>
        <draw:g draw:style-name="gr3">
          <draw:g draw:style-name="gr3">
            <draw:custom-shape draw:style-name="gr4" draw:text-style-name="P3" draw:layer="layout" svg:width="0.187cm" svg:height="0.225cm" svg:x="42.781cm" svg:y="25.775cm">
              <text:p/>
              <draw:enhanced-geometry svg:viewBox="0 0 21600 21600" draw:path-stretchpoint-x="10800" draw:path-stretchpoint-y="10800" draw:text-areas="?f3 ?f4 ?f5 ?f6" draw:type="round-rectangle" draw:modifiers="4315.684315684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3" draw:layer="layout" svg:width="0.619cm" svg:height="0.187cm" svg:x="42.781cm" svg:y="25.7cm">
              <text:p/>
              <draw:enhanced-geometry svg:viewBox="0 0 21600 21600" draw:path-stretchpoint-x="10800" draw:path-stretchpoint-y="10800" draw:text-areas="?f3 ?f4 ?f5 ?f6" draw:type="round-rectangle" draw:modifiers="4315.684315684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3" draw:layer="layout" svg:width="0.582cm" svg:height="0.262cm" svg:x="42.818cm" svg:y="25.738cm">
              <text:p/>
              <draw:enhanced-geometry svg:viewBox="0 0 21600 21600" draw:glue-points="10800 0 0 10800 10800 21600 21600 10800" draw:text-areas="0 0 21600 ?f11" draw:type="paper" draw:modifiers="14033.7874659401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</draw:g>
          <draw:g draw:style-name="gr7">
            <draw:polygon draw:style-name="gr8" draw:text-style-name="P4" draw:layer="layout" svg:width="0.111cm" svg:height="0.149cm" svg:x="42.818cm" svg:y="25.775cm" svg:viewBox="0 0 112 150" draw:points="0,0 112,0 112,37 94,37 94,56 112,56 112,150 0,150 0,56 19,56 19,37 0,37">
              <text:p/>
            </draw:polygon>
            <draw:polygon draw:style-name="gr9" draw:text-style-name="P4" draw:layer="layout" svg:width="0.111cm" svg:height="0.149cm" svg:x="43.043cm" svg:y="25.775cm" svg:viewBox="0 0 112 150" draw:points="0,0 112,0 112,37 94,37 94,56 112,56 112,150 0,150 0,56 19,56 19,37 0,37">
              <text:p/>
            </draw:polygon>
            <draw:polygon draw:style-name="gr9" draw:text-style-name="P4" draw:layer="layout" svg:width="0.111cm" svg:height="0.149cm" svg:x="43.25cm" svg:y="25.737cm" svg:viewBox="0 0 112 150" draw:points="0,0 112,0 112,37 94,37 94,56 112,56 112,150 0,150 0,56 19,56 19,37 0,37">
              <text:p/>
            </draw:polygon>
            <draw:line draw:style-name="gr10" draw:text-style-name="P5" draw:layer="layout" svg:x1="42.917cm" svg:y1="25.794cm" svg:x2="43.067cm" svg:y2="25.794cm">
              <text:p/>
            </draw:line>
            <draw:line draw:style-name="gr10" draw:text-style-name="P5" draw:layer="layout" svg:x1="42.917cm" svg:y1="25.85cm" svg:x2="43.067cm" svg:y2="25.85cm">
              <text:p/>
            </draw:line>
            <draw:line draw:style-name="gr10" draw:text-style-name="P5" draw:layer="layout" svg:x1="42.917cm" svg:y1="25.887cm" svg:x2="43.067cm" svg:y2="25.887cm">
              <text:p/>
            </draw:line>
            <draw:line draw:style-name="gr10" draw:text-style-name="P5" draw:layer="layout" svg:x1="42.917cm" svg:y1="25.869cm" svg:x2="43.067cm" svg:y2="25.869cm">
              <text:p/>
            </draw:line>
            <draw:polyline draw:style-name="gr10" draw:text-style-name="P5" draw:layer="layout" svg:width="0.141cm" svg:height="0.036cm" svg:x="43.145cm" svg:y="25.812cm" svg:viewBox="0 0 142 37" draw:points="0,37 37,37 37,0 142,0">
              <text:p/>
            </draw:polyline>
            <draw:polyline draw:style-name="gr10" draw:text-style-name="P5" draw:layer="layout" svg:width="0.16cm" svg:height="0.036cm" svg:x="43.145cm" svg:y="25.831cm" svg:viewBox="0 0 161 37" draw:points="0,37 56,37 56,0 161,0">
              <text:p/>
            </draw:polyline>
            <draw:polyline draw:style-name="gr10" draw:text-style-name="P5" draw:layer="layout" svg:width="0.366cm" svg:height="0.036cm" svg:x="42.92cm" svg:y="25.756cm" svg:viewBox="0 0 367 37" draw:points="0,37 75,37 75,0 367,0">
              <text:p/>
            </draw:polyline>
          </draw:g>
        </draw:g>
        <draw:g draw:style-name="gr3">
          <draw:g draw:style-name="gr3">
            <draw:custom-shape draw:style-name="gr4" draw:text-style-name="P3" draw:layer="layout" svg:width="0.187cm" svg:height="0.225cm" svg:x="32.581cm" svg:y="21.475cm">
              <text:p/>
              <draw:enhanced-geometry svg:viewBox="0 0 21600 21600" draw:path-stretchpoint-x="10800" draw:path-stretchpoint-y="10800" draw:text-areas="?f3 ?f4 ?f5 ?f6" draw:type="round-rectangle" draw:modifiers="4315.684315684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3" draw:layer="layout" svg:width="0.619cm" svg:height="0.187cm" svg:x="32.581cm" svg:y="21.4cm">
              <text:p/>
              <draw:enhanced-geometry svg:viewBox="0 0 21600 21600" draw:path-stretchpoint-x="10800" draw:path-stretchpoint-y="10800" draw:text-areas="?f3 ?f4 ?f5 ?f6" draw:type="round-rectangle" draw:modifiers="4315.684315684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3" draw:layer="layout" svg:width="0.582cm" svg:height="0.262cm" svg:x="32.618cm" svg:y="21.438cm">
              <text:p/>
              <draw:enhanced-geometry svg:viewBox="0 0 21600 21600" draw:glue-points="10800 0 0 10800 10800 21600 21600 10800" draw:text-areas="0 0 21600 ?f11" draw:type="paper" draw:modifiers="14033.7874659401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</draw:g>
          <draw:g draw:style-name="gr7">
            <draw:polygon draw:style-name="gr8" draw:text-style-name="P4" draw:layer="layout" svg:width="0.111cm" svg:height="0.149cm" svg:x="32.618cm" svg:y="21.475cm" svg:viewBox="0 0 112 150" draw:points="0,0 112,0 112,37 94,37 94,56 112,56 112,150 0,150 0,56 19,56 19,37 0,37">
              <text:p/>
            </draw:polygon>
            <draw:polygon draw:style-name="gr9" draw:text-style-name="P4" draw:layer="layout" svg:width="0.111cm" svg:height="0.149cm" svg:x="32.843cm" svg:y="21.475cm" svg:viewBox="0 0 112 150" draw:points="0,0 112,0 112,37 94,37 94,56 112,56 112,150 0,150 0,56 19,56 19,37 0,37">
              <text:p/>
            </draw:polygon>
            <draw:polygon draw:style-name="gr9" draw:text-style-name="P4" draw:layer="layout" svg:width="0.111cm" svg:height="0.149cm" svg:x="33.05cm" svg:y="21.437cm" svg:viewBox="0 0 112 150" draw:points="0,0 112,0 112,37 94,37 94,56 112,56 112,150 0,150 0,56 19,56 19,37 0,37">
              <text:p/>
            </draw:polygon>
            <draw:line draw:style-name="gr10" draw:text-style-name="P5" draw:layer="layout" svg:x1="32.717cm" svg:y1="21.494cm" svg:x2="32.867cm" svg:y2="21.494cm">
              <text:p/>
            </draw:line>
            <draw:line draw:style-name="gr10" draw:text-style-name="P5" draw:layer="layout" svg:x1="32.717cm" svg:y1="21.55cm" svg:x2="32.867cm" svg:y2="21.55cm">
              <text:p/>
            </draw:line>
            <draw:line draw:style-name="gr10" draw:text-style-name="P5" draw:layer="layout" svg:x1="32.717cm" svg:y1="21.587cm" svg:x2="32.867cm" svg:y2="21.587cm">
              <text:p/>
            </draw:line>
            <draw:line draw:style-name="gr10" draw:text-style-name="P5" draw:layer="layout" svg:x1="32.717cm" svg:y1="21.569cm" svg:x2="32.867cm" svg:y2="21.569cm">
              <text:p/>
            </draw:line>
            <draw:polyline draw:style-name="gr10" draw:text-style-name="P5" draw:layer="layout" svg:width="0.141cm" svg:height="0.036cm" svg:x="32.945cm" svg:y="21.512cm" svg:viewBox="0 0 142 37" draw:points="0,37 37,37 37,0 142,0">
              <text:p/>
            </draw:polyline>
            <draw:polyline draw:style-name="gr10" draw:text-style-name="P5" draw:layer="layout" svg:width="0.16cm" svg:height="0.036cm" svg:x="32.945cm" svg:y="21.531cm" svg:viewBox="0 0 161 37" draw:points="0,37 56,37 56,0 161,0">
              <text:p/>
            </draw:polyline>
            <draw:polyline draw:style-name="gr10" draw:text-style-name="P5" draw:layer="layout" svg:width="0.366cm" svg:height="0.036cm" svg:x="32.72cm" svg:y="21.456cm" svg:viewBox="0 0 367 37" draw:points="0,37 75,37 75,0 367,0">
              <text:p/>
            </draw:polyline>
          </draw:g>
        </draw:g>
        <draw:g draw:style-name="gr3">
          <draw:g draw:style-name="gr3">
            <draw:custom-shape draw:style-name="gr4" draw:text-style-name="P3" draw:layer="layout" svg:width="0.187cm" svg:height="0.225cm" svg:x="40.6cm" svg:y="17.275cm">
              <text:p/>
              <draw:enhanced-geometry svg:viewBox="0 0 21600 21600" draw:path-stretchpoint-x="10800" draw:path-stretchpoint-y="10800" draw:text-areas="?f3 ?f4 ?f5 ?f6" draw:type="round-rectangle" draw:modifiers="4315.684315684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3" draw:layer="layout" svg:width="0.619cm" svg:height="0.187cm" svg:x="40.6cm" svg:y="17.2cm">
              <text:p/>
              <draw:enhanced-geometry svg:viewBox="0 0 21600 21600" draw:path-stretchpoint-x="10800" draw:path-stretchpoint-y="10800" draw:text-areas="?f3 ?f4 ?f5 ?f6" draw:type="round-rectangle" draw:modifiers="4315.684315684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3" draw:layer="layout" svg:width="0.582cm" svg:height="0.262cm" svg:x="40.637cm" svg:y="17.238cm">
              <text:p/>
              <draw:enhanced-geometry svg:viewBox="0 0 21600 21600" draw:glue-points="10800 0 0 10800 10800 21600 21600 10800" draw:text-areas="0 0 21600 ?f11" draw:type="paper" draw:modifiers="14033.7874659401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</draw:g>
          <draw:g draw:style-name="gr7">
            <draw:polygon draw:style-name="gr8" draw:text-style-name="P4" draw:layer="layout" svg:width="0.111cm" svg:height="0.149cm" svg:x="40.637cm" svg:y="17.275cm" svg:viewBox="0 0 112 150" draw:points="0,0 112,0 112,37 94,37 94,56 112,56 112,150 0,150 0,56 19,56 19,37 0,37">
              <text:p/>
            </draw:polygon>
            <draw:polygon draw:style-name="gr9" draw:text-style-name="P4" draw:layer="layout" svg:width="0.111cm" svg:height="0.149cm" svg:x="40.862cm" svg:y="17.275cm" svg:viewBox="0 0 112 150" draw:points="0,0 112,0 112,37 94,37 94,56 112,56 112,150 0,150 0,56 19,56 19,37 0,37">
              <text:p/>
            </draw:polygon>
            <draw:polygon draw:style-name="gr9" draw:text-style-name="P4" draw:layer="layout" svg:width="0.111cm" svg:height="0.149cm" svg:x="41.069cm" svg:y="17.237cm" svg:viewBox="0 0 112 150" draw:points="0,0 112,0 112,37 94,37 94,56 112,56 112,150 0,150 0,56 19,56 19,37 0,37">
              <text:p/>
            </draw:polygon>
            <draw:line draw:style-name="gr10" draw:text-style-name="P5" draw:layer="layout" svg:x1="40.736cm" svg:y1="17.294cm" svg:x2="40.886cm" svg:y2="17.294cm">
              <text:p/>
            </draw:line>
            <draw:line draw:style-name="gr10" draw:text-style-name="P5" draw:layer="layout" svg:x1="40.736cm" svg:y1="17.35cm" svg:x2="40.886cm" svg:y2="17.35cm">
              <text:p/>
            </draw:line>
            <draw:line draw:style-name="gr10" draw:text-style-name="P5" draw:layer="layout" svg:x1="40.736cm" svg:y1="17.387cm" svg:x2="40.886cm" svg:y2="17.387cm">
              <text:p/>
            </draw:line>
            <draw:line draw:style-name="gr10" draw:text-style-name="P5" draw:layer="layout" svg:x1="40.736cm" svg:y1="17.369cm" svg:x2="40.886cm" svg:y2="17.369cm">
              <text:p/>
            </draw:line>
            <draw:polyline draw:style-name="gr10" draw:text-style-name="P5" draw:layer="layout" svg:width="0.141cm" svg:height="0.036cm" svg:x="40.964cm" svg:y="17.312cm" svg:viewBox="0 0 142 37" draw:points="0,37 37,37 37,0 142,0">
              <text:p/>
            </draw:polyline>
            <draw:polyline draw:style-name="gr10" draw:text-style-name="P5" draw:layer="layout" svg:width="0.16cm" svg:height="0.036cm" svg:x="40.964cm" svg:y="17.331cm" svg:viewBox="0 0 161 37" draw:points="0,37 56,37 56,0 161,0">
              <text:p/>
            </draw:polyline>
            <draw:polyline draw:style-name="gr10" draw:text-style-name="P5" draw:layer="layout" svg:width="0.366cm" svg:height="0.036cm" svg:x="40.739cm" svg:y="17.256cm" svg:viewBox="0 0 367 37" draw:points="0,37 75,37 75,0 367,0">
              <text:p/>
            </draw:polyline>
          </draw:g>
        </draw:g>
        <draw:g draw:style-name="gr3">
          <draw:g draw:style-name="gr3">
            <draw:custom-shape draw:style-name="gr4" draw:text-style-name="P3" draw:layer="layout" svg:width="0.187cm" svg:height="0.225cm" svg:x="45.581cm" svg:y="14.675cm">
              <text:p/>
              <draw:enhanced-geometry svg:viewBox="0 0 21600 21600" draw:path-stretchpoint-x="10800" draw:path-stretchpoint-y="10800" draw:text-areas="?f3 ?f4 ?f5 ?f6" draw:type="round-rectangle" draw:modifiers="4315.684315684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3" draw:layer="layout" svg:width="0.619cm" svg:height="0.187cm" svg:x="45.581cm" svg:y="14.6cm">
              <text:p/>
              <draw:enhanced-geometry svg:viewBox="0 0 21600 21600" draw:path-stretchpoint-x="10800" draw:path-stretchpoint-y="10800" draw:text-areas="?f3 ?f4 ?f5 ?f6" draw:type="round-rectangle" draw:modifiers="4315.684315684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3" draw:layer="layout" svg:width="0.582cm" svg:height="0.262cm" svg:x="45.618cm" svg:y="14.638cm">
              <text:p/>
              <draw:enhanced-geometry svg:viewBox="0 0 21600 21600" draw:glue-points="10800 0 0 10800 10800 21600 21600 10800" draw:text-areas="0 0 21600 ?f11" draw:type="paper" draw:modifiers="14033.7874659401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</draw:g>
          <draw:g draw:style-name="gr7">
            <draw:polygon draw:style-name="gr8" draw:text-style-name="P4" draw:layer="layout" svg:width="0.111cm" svg:height="0.149cm" svg:x="45.618cm" svg:y="14.675cm" svg:viewBox="0 0 112 150" draw:points="0,0 112,0 112,37 94,37 94,56 112,56 112,150 0,150 0,56 19,56 19,37 0,37">
              <text:p/>
            </draw:polygon>
            <draw:polygon draw:style-name="gr9" draw:text-style-name="P4" draw:layer="layout" svg:width="0.111cm" svg:height="0.149cm" svg:x="45.843cm" svg:y="14.675cm" svg:viewBox="0 0 112 150" draw:points="0,0 112,0 112,37 94,37 94,56 112,56 112,150 0,150 0,56 19,56 19,37 0,37">
              <text:p/>
            </draw:polygon>
            <draw:polygon draw:style-name="gr9" draw:text-style-name="P4" draw:layer="layout" svg:width="0.111cm" svg:height="0.149cm" svg:x="46.05cm" svg:y="14.637cm" svg:viewBox="0 0 112 150" draw:points="0,0 112,0 112,37 94,37 94,56 112,56 112,150 0,150 0,56 19,56 19,37 0,37">
              <text:p/>
            </draw:polygon>
            <draw:line draw:style-name="gr10" draw:text-style-name="P5" draw:layer="layout" svg:x1="45.717cm" svg:y1="14.694cm" svg:x2="45.867cm" svg:y2="14.694cm">
              <text:p/>
            </draw:line>
            <draw:line draw:style-name="gr10" draw:text-style-name="P5" draw:layer="layout" svg:x1="45.717cm" svg:y1="14.75cm" svg:x2="45.867cm" svg:y2="14.75cm">
              <text:p/>
            </draw:line>
            <draw:line draw:style-name="gr10" draw:text-style-name="P5" draw:layer="layout" svg:x1="45.717cm" svg:y1="14.787cm" svg:x2="45.867cm" svg:y2="14.787cm">
              <text:p/>
            </draw:line>
            <draw:line draw:style-name="gr10" draw:text-style-name="P5" draw:layer="layout" svg:x1="45.717cm" svg:y1="14.769cm" svg:x2="45.867cm" svg:y2="14.769cm">
              <text:p/>
            </draw:line>
            <draw:polyline draw:style-name="gr10" draw:text-style-name="P5" draw:layer="layout" svg:width="0.141cm" svg:height="0.036cm" svg:x="45.945cm" svg:y="14.712cm" svg:viewBox="0 0 142 37" draw:points="0,37 37,37 37,0 142,0">
              <text:p/>
            </draw:polyline>
            <draw:polyline draw:style-name="gr10" draw:text-style-name="P5" draw:layer="layout" svg:width="0.16cm" svg:height="0.036cm" svg:x="45.945cm" svg:y="14.731cm" svg:viewBox="0 0 161 37" draw:points="0,37 56,37 56,0 161,0">
              <text:p/>
            </draw:polyline>
            <draw:polyline draw:style-name="gr10" draw:text-style-name="P5" draw:layer="layout" svg:width="0.366cm" svg:height="0.036cm" svg:x="45.72cm" svg:y="14.656cm" svg:viewBox="0 0 367 37" draw:points="0,37 75,37 75,0 367,0">
              <text:p/>
            </draw:polyline>
          </draw:g>
        </draw:g>
        <draw:g draw:style-name="gr3">
          <draw:g draw:style-name="gr3">
            <draw:custom-shape draw:style-name="gr4" draw:text-style-name="P3" draw:layer="layout" svg:width="0.187cm" svg:height="0.225cm" svg:x="32.981cm" svg:y="17.475cm">
              <text:p/>
              <draw:enhanced-geometry svg:viewBox="0 0 21600 21600" draw:path-stretchpoint-x="10800" draw:path-stretchpoint-y="10800" draw:text-areas="?f3 ?f4 ?f5 ?f6" draw:type="round-rectangle" draw:modifiers="4315.684315684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3" draw:layer="layout" svg:width="0.619cm" svg:height="0.187cm" svg:x="32.981cm" svg:y="17.4cm">
              <text:p/>
              <draw:enhanced-geometry svg:viewBox="0 0 21600 21600" draw:path-stretchpoint-x="10800" draw:path-stretchpoint-y="10800" draw:text-areas="?f3 ?f4 ?f5 ?f6" draw:type="round-rectangle" draw:modifiers="4315.684315684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3" draw:layer="layout" svg:width="0.582cm" svg:height="0.262cm" svg:x="33.018cm" svg:y="17.438cm">
              <text:p/>
              <draw:enhanced-geometry svg:viewBox="0 0 21600 21600" draw:glue-points="10800 0 0 10800 10800 21600 21600 10800" draw:text-areas="0 0 21600 ?f11" draw:type="paper" draw:modifiers="14033.7874659401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</draw:g>
          <draw:g draw:style-name="gr7">
            <draw:polygon draw:style-name="gr8" draw:text-style-name="P4" draw:layer="layout" svg:width="0.111cm" svg:height="0.149cm" svg:x="33.018cm" svg:y="17.475cm" svg:viewBox="0 0 112 150" draw:points="0,0 112,0 112,37 94,37 94,56 112,56 112,150 0,150 0,56 19,56 19,37 0,37">
              <text:p/>
            </draw:polygon>
            <draw:polygon draw:style-name="gr9" draw:text-style-name="P4" draw:layer="layout" svg:width="0.111cm" svg:height="0.149cm" svg:x="33.243cm" svg:y="17.475cm" svg:viewBox="0 0 112 150" draw:points="0,0 112,0 112,37 94,37 94,56 112,56 112,150 0,150 0,56 19,56 19,37 0,37">
              <text:p/>
            </draw:polygon>
            <draw:polygon draw:style-name="gr9" draw:text-style-name="P4" draw:layer="layout" svg:width="0.111cm" svg:height="0.149cm" svg:x="33.45cm" svg:y="17.437cm" svg:viewBox="0 0 112 150" draw:points="0,0 112,0 112,37 94,37 94,56 112,56 112,150 0,150 0,56 19,56 19,37 0,37">
              <text:p/>
            </draw:polygon>
            <draw:line draw:style-name="gr10" draw:text-style-name="P5" draw:layer="layout" svg:x1="33.117cm" svg:y1="17.494cm" svg:x2="33.267cm" svg:y2="17.494cm">
              <text:p/>
            </draw:line>
            <draw:line draw:style-name="gr10" draw:text-style-name="P5" draw:layer="layout" svg:x1="33.117cm" svg:y1="17.55cm" svg:x2="33.267cm" svg:y2="17.55cm">
              <text:p/>
            </draw:line>
            <draw:line draw:style-name="gr10" draw:text-style-name="P5" draw:layer="layout" svg:x1="33.117cm" svg:y1="17.587cm" svg:x2="33.267cm" svg:y2="17.587cm">
              <text:p/>
            </draw:line>
            <draw:line draw:style-name="gr10" draw:text-style-name="P5" draw:layer="layout" svg:x1="33.117cm" svg:y1="17.569cm" svg:x2="33.267cm" svg:y2="17.569cm">
              <text:p/>
            </draw:line>
            <draw:polyline draw:style-name="gr10" draw:text-style-name="P5" draw:layer="layout" svg:width="0.141cm" svg:height="0.036cm" svg:x="33.345cm" svg:y="17.512cm" svg:viewBox="0 0 142 37" draw:points="0,37 37,37 37,0 142,0">
              <text:p/>
            </draw:polyline>
            <draw:polyline draw:style-name="gr10" draw:text-style-name="P5" draw:layer="layout" svg:width="0.16cm" svg:height="0.036cm" svg:x="33.345cm" svg:y="17.531cm" svg:viewBox="0 0 161 37" draw:points="0,37 56,37 56,0 161,0">
              <text:p/>
            </draw:polyline>
            <draw:polyline draw:style-name="gr10" draw:text-style-name="P5" draw:layer="layout" svg:width="0.366cm" svg:height="0.036cm" svg:x="33.12cm" svg:y="17.456cm" svg:viewBox="0 0 367 37" draw:points="0,37 75,37 75,0 367,0">
              <text:p/>
            </draw:polyline>
          </draw:g>
        </draw:g>
        <draw:g draw:style-name="gr3">
          <draw:g draw:style-name="gr3">
            <draw:custom-shape draw:style-name="gr4" draw:text-style-name="P3" draw:layer="layout" svg:width="0.187cm" svg:height="0.225cm" svg:x="31.981cm" svg:y="13.175cm">
              <text:p/>
              <draw:enhanced-geometry svg:viewBox="0 0 21600 21600" draw:path-stretchpoint-x="10800" draw:path-stretchpoint-y="10800" draw:text-areas="?f3 ?f4 ?f5 ?f6" draw:type="round-rectangle" draw:modifiers="4315.684315684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3" draw:layer="layout" svg:width="0.619cm" svg:height="0.187cm" svg:x="31.981cm" svg:y="13.1cm">
              <text:p/>
              <draw:enhanced-geometry svg:viewBox="0 0 21600 21600" draw:path-stretchpoint-x="10800" draw:path-stretchpoint-y="10800" draw:text-areas="?f3 ?f4 ?f5 ?f6" draw:type="round-rectangle" draw:modifiers="4315.684315684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3" draw:layer="layout" svg:width="0.582cm" svg:height="0.262cm" svg:x="32.018cm" svg:y="13.138cm">
              <text:p/>
              <draw:enhanced-geometry svg:viewBox="0 0 21600 21600" draw:glue-points="10800 0 0 10800 10800 21600 21600 10800" draw:text-areas="0 0 21600 ?f11" draw:type="paper" draw:modifiers="14033.7874659401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</draw:g>
          <draw:g draw:style-name="gr7">
            <draw:polygon draw:style-name="gr8" draw:text-style-name="P4" draw:layer="layout" svg:width="0.111cm" svg:height="0.149cm" svg:x="32.018cm" svg:y="13.175cm" svg:viewBox="0 0 112 150" draw:points="0,0 112,0 112,37 94,37 94,56 112,56 112,150 0,150 0,56 19,56 19,37 0,37">
              <text:p/>
            </draw:polygon>
            <draw:polygon draw:style-name="gr9" draw:text-style-name="P4" draw:layer="layout" svg:width="0.111cm" svg:height="0.149cm" svg:x="32.243cm" svg:y="13.175cm" svg:viewBox="0 0 112 150" draw:points="0,0 112,0 112,37 94,37 94,56 112,56 112,150 0,150 0,56 19,56 19,37 0,37">
              <text:p/>
            </draw:polygon>
            <draw:polygon draw:style-name="gr9" draw:text-style-name="P4" draw:layer="layout" svg:width="0.111cm" svg:height="0.149cm" svg:x="32.45cm" svg:y="13.137cm" svg:viewBox="0 0 112 150" draw:points="0,0 112,0 112,37 94,37 94,56 112,56 112,150 0,150 0,56 19,56 19,37 0,37">
              <text:p/>
            </draw:polygon>
            <draw:line draw:style-name="gr10" draw:text-style-name="P5" draw:layer="layout" svg:x1="32.117cm" svg:y1="13.194cm" svg:x2="32.267cm" svg:y2="13.194cm">
              <text:p/>
            </draw:line>
            <draw:line draw:style-name="gr10" draw:text-style-name="P5" draw:layer="layout" svg:x1="32.117cm" svg:y1="13.25cm" svg:x2="32.267cm" svg:y2="13.25cm">
              <text:p/>
            </draw:line>
            <draw:line draw:style-name="gr10" draw:text-style-name="P5" draw:layer="layout" svg:x1="32.117cm" svg:y1="13.287cm" svg:x2="32.267cm" svg:y2="13.287cm">
              <text:p/>
            </draw:line>
            <draw:line draw:style-name="gr10" draw:text-style-name="P5" draw:layer="layout" svg:x1="32.117cm" svg:y1="13.269cm" svg:x2="32.267cm" svg:y2="13.269cm">
              <text:p/>
            </draw:line>
            <draw:polyline draw:style-name="gr10" draw:text-style-name="P5" draw:layer="layout" svg:width="0.141cm" svg:height="0.036cm" svg:x="32.345cm" svg:y="13.212cm" svg:viewBox="0 0 142 37" draw:points="0,37 37,37 37,0 142,0">
              <text:p/>
            </draw:polyline>
            <draw:polyline draw:style-name="gr10" draw:text-style-name="P5" draw:layer="layout" svg:width="0.16cm" svg:height="0.036cm" svg:x="32.345cm" svg:y="13.231cm" svg:viewBox="0 0 161 37" draw:points="0,37 56,37 56,0 161,0">
              <text:p/>
            </draw:polyline>
            <draw:polyline draw:style-name="gr10" draw:text-style-name="P5" draw:layer="layout" svg:width="0.366cm" svg:height="0.036cm" svg:x="32.12cm" svg:y="13.156cm" svg:viewBox="0 0 367 37" draw:points="0,37 75,37 75,0 367,0">
              <text:p/>
            </draw:polyline>
          </draw:g>
        </draw:g>
        <draw:g draw:style-name="gr3">
          <draw:g draw:style-name="gr3">
            <draw:custom-shape draw:style-name="gr4" draw:text-style-name="P3" draw:layer="layout" svg:width="0.187cm" svg:height="0.225cm" svg:x="26.6cm" svg:y="21.975cm">
              <text:p/>
              <draw:enhanced-geometry svg:viewBox="0 0 21600 21600" draw:path-stretchpoint-x="10800" draw:path-stretchpoint-y="10800" draw:text-areas="?f3 ?f4 ?f5 ?f6" draw:type="round-rectangle" draw:modifiers="4315.684315684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3" draw:layer="layout" svg:width="0.619cm" svg:height="0.187cm" svg:x="26.6cm" svg:y="21.9cm">
              <text:p/>
              <draw:enhanced-geometry svg:viewBox="0 0 21600 21600" draw:path-stretchpoint-x="10800" draw:path-stretchpoint-y="10800" draw:text-areas="?f3 ?f4 ?f5 ?f6" draw:type="round-rectangle" draw:modifiers="4315.684315684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3" draw:layer="layout" svg:width="0.582cm" svg:height="0.262cm" svg:x="26.637cm" svg:y="21.938cm">
              <text:p/>
              <draw:enhanced-geometry svg:viewBox="0 0 21600 21600" draw:glue-points="10800 0 0 10800 10800 21600 21600 10800" draw:text-areas="0 0 21600 ?f11" draw:type="paper" draw:modifiers="14033.7874659401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</draw:g>
          <draw:g draw:style-name="gr7">
            <draw:polygon draw:style-name="gr8" draw:text-style-name="P4" draw:layer="layout" svg:width="0.111cm" svg:height="0.149cm" svg:x="26.637cm" svg:y="21.975cm" svg:viewBox="0 0 112 150" draw:points="0,0 112,0 112,37 94,37 94,56 112,56 112,150 0,150 0,56 19,56 19,37 0,37">
              <text:p/>
            </draw:polygon>
            <draw:polygon draw:style-name="gr9" draw:text-style-name="P4" draw:layer="layout" svg:width="0.111cm" svg:height="0.149cm" svg:x="26.862cm" svg:y="21.975cm" svg:viewBox="0 0 112 150" draw:points="0,0 112,0 112,37 94,37 94,56 112,56 112,150 0,150 0,56 19,56 19,37 0,37">
              <text:p/>
            </draw:polygon>
            <draw:polygon draw:style-name="gr9" draw:text-style-name="P4" draw:layer="layout" svg:width="0.111cm" svg:height="0.149cm" svg:x="27.069cm" svg:y="21.937cm" svg:viewBox="0 0 112 150" draw:points="0,0 112,0 112,37 94,37 94,56 112,56 112,150 0,150 0,56 19,56 19,37 0,37">
              <text:p/>
            </draw:polygon>
            <draw:line draw:style-name="gr10" draw:text-style-name="P5" draw:layer="layout" svg:x1="26.736cm" svg:y1="21.994cm" svg:x2="26.886cm" svg:y2="21.994cm">
              <text:p/>
            </draw:line>
            <draw:line draw:style-name="gr10" draw:text-style-name="P5" draw:layer="layout" svg:x1="26.736cm" svg:y1="22.05cm" svg:x2="26.886cm" svg:y2="22.05cm">
              <text:p/>
            </draw:line>
            <draw:line draw:style-name="gr10" draw:text-style-name="P5" draw:layer="layout" svg:x1="26.736cm" svg:y1="22.087cm" svg:x2="26.886cm" svg:y2="22.087cm">
              <text:p/>
            </draw:line>
            <draw:line draw:style-name="gr10" draw:text-style-name="P5" draw:layer="layout" svg:x1="26.736cm" svg:y1="22.069cm" svg:x2="26.886cm" svg:y2="22.069cm">
              <text:p/>
            </draw:line>
            <draw:polyline draw:style-name="gr10" draw:text-style-name="P5" draw:layer="layout" svg:width="0.141cm" svg:height="0.036cm" svg:x="26.964cm" svg:y="22.012cm" svg:viewBox="0 0 142 37" draw:points="0,37 37,37 37,0 142,0">
              <text:p/>
            </draw:polyline>
            <draw:polyline draw:style-name="gr10" draw:text-style-name="P5" draw:layer="layout" svg:width="0.16cm" svg:height="0.036cm" svg:x="26.964cm" svg:y="22.031cm" svg:viewBox="0 0 161 37" draw:points="0,37 56,37 56,0 161,0">
              <text:p/>
            </draw:polyline>
            <draw:polyline draw:style-name="gr10" draw:text-style-name="P5" draw:layer="layout" svg:width="0.366cm" svg:height="0.036cm" svg:x="26.739cm" svg:y="21.956cm" svg:viewBox="0 0 367 37" draw:points="0,37 75,37 75,0 367,0">
              <text:p/>
            </draw:polyline>
          </draw:g>
        </draw:g>
        <draw:g draw:style-name="gr3">
          <draw:g draw:style-name="gr3">
            <draw:custom-shape draw:style-name="gr26" draw:text-style-name="P3" draw:layer="layout" svg:width="0.488cm" svg:height="0.585cm" svg:x="44.59cm" svg:y="11.095cm">
              <text:p/>
              <draw:enhanced-geometry svg:viewBox="0 0 21600 21600" draw:path-stretchpoint-x="10800" draw:path-stretchpoint-y="10800" draw:text-areas="?f3 ?f4 ?f5 ?f6" draw:type="round-rectangle" draw:modifiers="4315.684315684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7" draw:text-style-name="P3" draw:layer="layout" svg:width="1.61cm" svg:height="0.487cm" svg:x="44.59cm" svg:y="10.9cm">
              <text:p/>
              <draw:enhanced-geometry svg:viewBox="0 0 21600 21600" draw:path-stretchpoint-x="10800" draw:path-stretchpoint-y="10800" draw:text-areas="?f3 ?f4 ?f5 ?f6" draw:type="round-rectangle" draw:modifiers="4315.684315684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8" draw:text-style-name="P3" draw:layer="layout" svg:width="1.513cm" svg:height="0.682cm" svg:x="44.687cm" svg:y="10.998cm">
              <text:p/>
              <draw:enhanced-geometry svg:viewBox="0 0 21600 21600" draw:glue-points="10800 0 0 10800 10800 21600 21600 10800" draw:text-areas="0 0 21600 ?f11" draw:type="paper" draw:modifiers="14033.7874659401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</draw:g>
          <draw:g draw:style-name="gr7">
            <draw:polygon draw:style-name="gr29" draw:text-style-name="P4" draw:layer="layout" svg:width="0.292cm" svg:height="0.389cm" svg:x="44.688cm" svg:y="11.095cm" svg:viewBox="0 0 293 390" draw:points="0,0 293,0 293,98 244,98 244,146 293,146 293,390 0,390 0,146 49,146 49,98 0,98">
              <text:p/>
            </draw:polygon>
            <draw:polygon draw:style-name="gr30" draw:text-style-name="P4" draw:layer="layout" svg:width="0.292cm" svg:height="0.389cm" svg:x="45.273cm" svg:y="11.095cm" svg:viewBox="0 0 293 390" draw:points="0,0 293,0 293,98 244,98 244,146 293,146 293,390 0,390 0,146 49,146 49,98 0,98">
              <text:p/>
            </draw:polygon>
            <draw:polygon draw:style-name="gr30" draw:text-style-name="P4" draw:layer="layout" svg:width="0.292cm" svg:height="0.389cm" svg:x="45.809cm" svg:y="10.997cm" svg:viewBox="0 0 293 390" draw:points="0,0 293,0 293,98 244,98 244,146 293,146 293,390 0,390 0,146 49,146 49,98 0,98">
              <text:p/>
            </draw:polygon>
            <draw:line draw:style-name="gr31" draw:text-style-name="P5" draw:layer="layout" svg:x1="44.943cm" svg:y1="11.144cm" svg:x2="45.333cm" svg:y2="11.144cm">
              <text:p/>
            </draw:line>
            <draw:line draw:style-name="gr31" draw:text-style-name="P5" draw:layer="layout" svg:x1="44.943cm" svg:y1="11.29cm" svg:x2="45.333cm" svg:y2="11.29cm">
              <text:p/>
            </draw:line>
            <draw:line draw:style-name="gr31" draw:text-style-name="P5" draw:layer="layout" svg:x1="44.943cm" svg:y1="11.388cm" svg:x2="45.333cm" svg:y2="11.388cm">
              <text:p/>
            </draw:line>
            <draw:line draw:style-name="gr31" draw:text-style-name="P5" draw:layer="layout" svg:x1="44.943cm" svg:y1="11.339cm" svg:x2="45.333cm" svg:y2="11.339cm">
              <text:p/>
            </draw:line>
            <draw:polyline draw:style-name="gr31" draw:text-style-name="P5" draw:layer="layout" svg:width="0.369cm" svg:height="0.097cm" svg:x="45.536cm" svg:y="11.193cm" svg:viewBox="0 0 370 98" draw:points="0,98 98,98 98,0 370,0">
              <text:p/>
            </draw:polyline>
            <draw:polyline draw:style-name="gr31" draw:text-style-name="P5" draw:layer="layout" svg:width="0.418cm" svg:height="0.097cm" svg:x="45.536cm" svg:y="11.241cm" svg:viewBox="0 0 419 98" draw:points="0,98 146,98 146,0 419,0">
              <text:p/>
            </draw:polyline>
            <draw:polyline draw:style-name="gr31" draw:text-style-name="P5" draw:layer="layout" svg:width="0.954cm" svg:height="0.097cm" svg:x="44.951cm" svg:y="11.046cm" svg:viewBox="0 0 955 98" draw:points="0,98 195,98 195,0 955,0">
              <text:p/>
            </draw:polyline>
          </draw:g>
        </draw:g>
        <draw:g draw:style-name="gr3">
          <draw:g draw:style-name="gr3">
            <draw:custom-shape draw:style-name="gr4" draw:text-style-name="P3" draw:layer="layout" svg:width="0.187cm" svg:height="0.225cm" svg:x="40.381cm" svg:y="11.125cm">
              <text:p/>
              <draw:enhanced-geometry svg:viewBox="0 0 21600 21600" draw:path-stretchpoint-x="10800" draw:path-stretchpoint-y="10800" draw:text-areas="?f3 ?f4 ?f5 ?f6" draw:type="round-rectangle" draw:modifiers="4315.684315684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3" draw:layer="layout" svg:width="0.619cm" svg:height="0.187cm" svg:x="40.381cm" svg:y="11.05cm">
              <text:p/>
              <draw:enhanced-geometry svg:viewBox="0 0 21600 21600" draw:path-stretchpoint-x="10800" draw:path-stretchpoint-y="10800" draw:text-areas="?f3 ?f4 ?f5 ?f6" draw:type="round-rectangle" draw:modifiers="4315.684315684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3" draw:layer="layout" svg:width="0.582cm" svg:height="0.262cm" svg:x="40.418cm" svg:y="11.088cm">
              <text:p/>
              <draw:enhanced-geometry svg:viewBox="0 0 21600 21600" draw:glue-points="10800 0 0 10800 10800 21600 21600 10800" draw:text-areas="0 0 21600 ?f11" draw:type="paper" draw:modifiers="14033.7874659401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</draw:g>
          <draw:g draw:style-name="gr7">
            <draw:polygon draw:style-name="gr8" draw:text-style-name="P4" draw:layer="layout" svg:width="0.111cm" svg:height="0.149cm" svg:x="40.418cm" svg:y="11.125cm" svg:viewBox="0 0 112 150" draw:points="0,0 112,0 112,37 94,37 94,56 112,56 112,150 0,150 0,56 19,56 19,37 0,37">
              <text:p/>
            </draw:polygon>
            <draw:polygon draw:style-name="gr9" draw:text-style-name="P4" draw:layer="layout" svg:width="0.111cm" svg:height="0.149cm" svg:x="40.643cm" svg:y="11.125cm" svg:viewBox="0 0 112 150" draw:points="0,0 112,0 112,37 94,37 94,56 112,56 112,150 0,150 0,56 19,56 19,37 0,37">
              <text:p/>
            </draw:polygon>
            <draw:polygon draw:style-name="gr9" draw:text-style-name="P4" draw:layer="layout" svg:width="0.111cm" svg:height="0.149cm" svg:x="40.85cm" svg:y="11.087cm" svg:viewBox="0 0 112 150" draw:points="0,0 112,0 112,37 94,37 94,56 112,56 112,150 0,150 0,56 19,56 19,37 0,37">
              <text:p/>
            </draw:polygon>
            <draw:line draw:style-name="gr10" draw:text-style-name="P5" draw:layer="layout" svg:x1="40.517cm" svg:y1="11.144cm" svg:x2="40.667cm" svg:y2="11.144cm">
              <text:p/>
            </draw:line>
            <draw:line draw:style-name="gr10" draw:text-style-name="P5" draw:layer="layout" svg:x1="40.517cm" svg:y1="11.2cm" svg:x2="40.667cm" svg:y2="11.2cm">
              <text:p/>
            </draw:line>
            <draw:line draw:style-name="gr10" draw:text-style-name="P5" draw:layer="layout" svg:x1="40.517cm" svg:y1="11.237cm" svg:x2="40.667cm" svg:y2="11.237cm">
              <text:p/>
            </draw:line>
            <draw:line draw:style-name="gr10" draw:text-style-name="P5" draw:layer="layout" svg:x1="40.517cm" svg:y1="11.219cm" svg:x2="40.667cm" svg:y2="11.219cm">
              <text:p/>
            </draw:line>
            <draw:polyline draw:style-name="gr10" draw:text-style-name="P5" draw:layer="layout" svg:width="0.141cm" svg:height="0.036cm" svg:x="40.745cm" svg:y="11.162cm" svg:viewBox="0 0 142 37" draw:points="0,37 37,37 37,0 142,0">
              <text:p/>
            </draw:polyline>
            <draw:polyline draw:style-name="gr10" draw:text-style-name="P5" draw:layer="layout" svg:width="0.16cm" svg:height="0.036cm" svg:x="40.745cm" svg:y="11.181cm" svg:viewBox="0 0 161 37" draw:points="0,37 56,37 56,0 161,0">
              <text:p/>
            </draw:polyline>
            <draw:polyline draw:style-name="gr10" draw:text-style-name="P5" draw:layer="layout" svg:width="0.366cm" svg:height="0.036cm" svg:x="40.52cm" svg:y="11.106cm" svg:viewBox="0 0 367 37" draw:points="0,37 75,37 75,0 367,0">
              <text:p/>
            </draw:polyline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7" draw:display-name="Gradient 27" draw:style="linear" draw:start-color="#012269" draw:end-color="#99a6c3" draw:start-intensity="100%" draw:end-intensity="100%" draw:angle="90deg" draw:border="0%">
      <loext:gradient-stop svg:offset="0" loext:color-type="rgb" loext:color-value="#012269"/>
      <loext:gradient-stop svg:offset="1" loext:color-type="rgb" loext:color-value="#99a6c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3:52:05.003590724</meta:creation-date>
    <dc:date>2024-10-23T23:04:32.773441930</dc:date>
    <meta:editing-duration>PT19M3S</meta:editing-duration>
    <meta:editing-cycles>6</meta:editing-cycles>
    <meta:generator>LibreOffice/24.8.2.1$Linux_X86_64 LibreOffice_project/480$Build-1</meta:generator>
    <meta:document-statistic meta:object-count="466"/>
  </office:meta>
</office:document-meta>
</file>